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157.95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123.85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100.01pt"/>
    </style:style>
    <style:style style:name="co9" style:family="table-column">
      <style:table-column-properties fo:break-before="auto" style:column-width="304.81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158.74pt"/>
    </style:style>
    <style:style style:name="co12" style:family="table-column">
      <style:table-column-properties fo:break-before="auto" style:column-width="119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MC_20_Exchange_20_List">
      <style:table-properties table:display="true" style:writing-mode="lr-tb"/>
    </style:style>
    <style:style style:name="ta2" style:family="table" style:master-page-name="PageStyle_5f_Non-CMC_20_ExchangesExchanger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ff2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8667e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4" style:family="table-cell" style:parent-style-name="Default">
      <style:table-cell-properties fo:background-color="#eff2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1924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6" style:family="table-cell" style:parent-style-name="Default">
      <style:table-cell-properties fo:background-color="#eff2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1924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7" style:family="table-cell" style:parent-style-name="Default">
      <style:table-cell-properties fo:background-color="#16c78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&gt;6" style:apply-style-name="ConditionalStyle_5f_1" style:base-cell-address="'CMC Exchange List'.C2"/>
    </style:style>
    <style:style style:name="ce8" style:family="table-cell" style:parent-style-name="Default">
      <style:table-cell-properties fo:background-color="#f5b9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&gt;6" style:apply-style-name="ConditionalStyle_5f_1" style:base-cell-address="'CMC Exchange List'.C2"/>
    </style:style>
    <style:style style:name="ce9" style:family="table-cell" style:parent-style-name="Default">
      <style:table-cell-properties fo:background-color="#ea39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&gt;6" style:apply-style-name="ConditionalStyle_5f_1" style:base-cell-address="'CMC Exchange List'.C2"/>
    </style:style>
    <style:style style:name="ce10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--&quot;" style:apply-style-name="ConditionalStyle_5f_5" style:base-cell-address="'CMC Exchange List'.E2"/>
    </style:style>
    <style:style style:name="ce13" style:family="table-cell" style:parent-style-name="Default">
      <style:table-cell-properties fo:background-color="#eff2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--&quot;" style:apply-style-name="ConditionalStyle_5f_5" style:base-cell-address="'CMC Exchange List'.E2"/>
    </style:style>
    <style:style style:name="ce14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--&quot;" style:apply-style-name="ConditionalStyle_5f_5" style:base-cell-address="'CMC Exchange List'.E2"/>
    </style:style>
    <style:style style:name="ce15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TRUE&quot;" style:apply-style-name="ConditionalStyle_5f_1" style:base-cell-address="'CMC Exchange List'.G2"/>
    </style:style>
    <style:style style:name="ce16" style:family="table-cell" style:parent-style-name="Default">
      <style:table-cell-properties fo:background-color="#eff2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TRUE&quot;" style:apply-style-name="ConditionalStyle_5f_1" style:base-cell-address="'CMC Exchange List'.G2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TRUE&quot;" style:apply-style-name="ConditionalStyle_5f_1" style:base-cell-address="'CMC Exchange List'.G2"/>
    </style:style>
    <style:style style:name="ce18" style:family="table-cell" style:parent-style-name="Default">
      <style:map style:condition="cell-content()=&quot;TRUE&quot;" style:apply-style-name="ConditionalStyle_5f_1" style:base-cell-address="'CMC Exchange List'.G2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1924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Inte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te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1924" style:text-outline="false" style:text-line-through-style="none" style:text-line-through-type="none" style:font-name="Inter" fo:font-size="11pt" fo:font-style="normal" fo:text-shadow="none" style:text-underline-style="none" fo:font-weight="bold" style:font-size-asian="11pt" style:font-style-asian="normal" style:font-weight-asian="bold" style:font-name-complex="Inter" style:font-size-complex="11pt" style:font-style-complex="normal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--&quot;" style:apply-style-name="ConditionalStyle_5f_5" style:base-cell-address="'Non-CMC ExchangesExchangers'.B2"/>
    </style:style>
    <style:style style:name="ce28" style:family="table-cell" style:parent-style-name="Default">
      <style:map style:condition="cell-content()=&quot;--&quot;" style:apply-style-name="ConditionalStyle_5f_5" style:base-cell-address="'Non-CMC ExchangesExchangers'.B2"/>
    </style:style>
    <style:style style:name="ce2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TRUE&quot;" style:apply-style-name="ConditionalStyle_5f_1" style:base-cell-address="'Non-CMC ExchangesExchangers'.C2"/>
    </style:style>
    <style:style style:name="ce30" style:family="table-cell" style:parent-style-name="Default">
      <style:map style:condition="cell-content()=&quot;TRUE&quot;" style:apply-style-name="ConditionalStyle_5f_1" style:base-cell-address="'Non-CMC ExchangesExchangers'.C2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  <style:map style:condition="cell-content()=&quot;TRUE&quot;" style:apply-style-name="ConditionalStyle_5f_1" style:base-cell-address="'Non-CMC ExchangesExchangers'.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C Exchange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Exchange Score</text:p>
          </table:table-cell>
          <table:table-cell table:style-name="ce6" office:value-type="string" calcext:value-type="string">
            <text:p>Volume(24h)</text:p>
          </table:table-cell>
          <table:table-cell table:style-name="ce6" office:value-type="string" calcext:value-type="string">
            <text:p>Avg. Liquidity</text:p>
          </table:table-cell>
          <table:table-cell table:style-name="ce6" office:value-type="string" calcext:value-type="string">
            <text:p>Weekly Visits</text:p>
          </table:table-cell>
          <table:table-cell table:style-name="ce6" office:value-type="string" calcext:value-type="string">
            <text:p>XEM Listed</text:p>
          </table:table-cell>
          <table:table-cell table:style-name="ce6" office:value-type="string" calcext:value-type="string">
            <text:p>XYM Listed</text:p>
          </table:table-cell>
          <table:table-cell table:style-name="ce19" office:value-type="string" calcext:value-type="string">
            <text:p>Blockers</text:p>
          </table:table-cell>
          <table:table-cell/>
          <table:table-cell table:style-name="ce22" table:number-columns-repeated="3"/>
          <table:table-cell table:number-columns-repeated="3"/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coinmarketcap.com/exchanges/binance/" xlink:type="simple">Binance</text:a></text:p>
          </table:table-cell>
          <table:table-cell table:style-name="ce7" office:value-type="float" office:value="9.9" calcext:value-type="float">
            <text:p>9.9</text:p>
          </table:table-cell>
          <table:table-cell table:style-name="ce10" office:value-type="float" office:value="1365438841.4569" calcext:value-type="float">
            <text:p>$1,365,438,841</text:p>
          </table:table-cell>
          <table:table-cell table:style-name="ce12" office:value-type="float" office:value="790" calcext:value-type="float">
            <text:p>790</text:p>
          </table:table-cell>
          <table:table-cell table:style-name="ce14" office:value-type="float" office:value="34051317" calcext:value-type="float">
            <text:p>34,051,317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coinmarketcap.com/exchanges/coinbase-exchange/" xlink:type="simple">Coinbase Exchange</text:a></text:p>
          </table:table-cell>
          <table:table-cell table:style-name="ce7" office:value-type="float" office:value="8.4" calcext:value-type="float">
            <text:p>8.4</text:p>
          </table:table-cell>
          <table:table-cell table:style-name="ce10" office:value-type="float" office:value="275932779.1761" calcext:value-type="float">
            <text:p>$275,932,779</text:p>
          </table:table-cell>
          <table:table-cell table:style-name="ce12" office:value-type="float" office:value="694" calcext:value-type="float">
            <text:p>694</text:p>
          </table:table-cell>
          <table:table-cell table:style-name="ce14" office:value-type="float" office:value="4373686" calcext:value-type="float">
            <text:p>4,373,68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1" office:value-type="string" calcext:value-type="string">
            <text:p>Rosetta Integration</text:p>
          </table:table-cell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coinmarketcap.com/exchanges/ftx/" xlink:type="simple">FTX</text:a></text:p>
          </table:table-cell>
          <table:table-cell table:style-name="ce7" office:value-type="float" office:value="8.2" calcext:value-type="float">
            <text:p>8.2</text:p>
          </table:table-cell>
          <table:table-cell table:style-name="ce10" office:value-type="float" office:value="1481969104.2245" calcext:value-type="float">
            <text:p>$1,481,969,104</text:p>
          </table:table-cell>
          <table:table-cell table:style-name="ce12" office:value-type="float" office:value="738" calcext:value-type="float">
            <text:p>738</text:p>
          </table:table-cell>
          <table:table-cell table:style-name="ce14" office:value-type="float" office:value="5474846" calcext:value-type="float">
            <text:p>5,474,84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coinmarketcap.com/exchanges/kraken/" xlink:type="simple">Kraken</text:a></text:p>
          </table:table-cell>
          <table:table-cell table:style-name="ce7" office:value-type="float" office:value="7.9" calcext:value-type="float">
            <text:p>7.9</text:p>
          </table:table-cell>
          <table:table-cell table:style-name="ce10" office:value-type="float" office:value="540602722.1157" calcext:value-type="float">
            <text:p>$540,602,722</text:p>
          </table:table-cell>
          <table:table-cell table:style-name="ce12" office:value-type="float" office:value="717" calcext:value-type="float">
            <text:p>717</text:p>
          </table:table-cell>
          <table:table-cell table:style-name="ce14" office:value-type="float" office:value="2372787" calcext:value-type="float">
            <text:p>2,372,78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coinmarketcap.com/exchanges/kucoin/" xlink:type="simple">KuCoin</text:a></text:p>
          </table:table-cell>
          <table:table-cell table:style-name="ce7" office:value-type="float" office:value="7.7" calcext:value-type="float">
            <text:p>7.7</text:p>
          </table:table-cell>
          <table:table-cell table:style-name="ce10" office:value-type="float" office:value="193784475.886" calcext:value-type="float">
            <text:p>$193,784,476</text:p>
          </table:table-cell>
          <table:table-cell table:style-name="ce12" office:value-type="float" office:value="566" calcext:value-type="float">
            <text:p>566</text:p>
          </table:table-cell>
          <table:table-cell table:style-name="ce14" office:value-type="float" office:value="4250751" calcext:value-type="float">
            <text:p>4,250,751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coinmarketcap.com/exchanges/huobi-global/" xlink:type="simple">Huobi Global</text:a></text:p>
          </table:table-cell>
          <table:table-cell table:style-name="ce7" office:value-type="float" office:value="7.6" calcext:value-type="float">
            <text:p>7.6</text:p>
          </table:table-cell>
          <table:table-cell table:style-name="ce10" office:value-type="float" office:value="1326447017.195" calcext:value-type="float">
            <text:p>$1,326,447,017</text:p>
          </table:table-cell>
          <table:table-cell table:style-name="ce12" office:value-type="float" office:value="605" calcext:value-type="float">
            <text:p>605</text:p>
          </table:table-cell>
          <table:table-cell table:style-name="ce14" office:value-type="float" office:value="2666282" calcext:value-type="float">
            <text:p>2,666,282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<text:a xlink:href="https://coinmarketcap.com/exchanges/gate-io/" xlink:type="simple">Gate.io</text:a></text:p>
          </table:table-cell>
          <table:table-cell table:style-name="ce7" office:value-type="float" office:value="7.4" calcext:value-type="float">
            <text:p>7.4</text:p>
          </table:table-cell>
          <table:table-cell table:style-name="ce10" office:value-type="float" office:value="1167353096.1592" calcext:value-type="float">
            <text:p>$1,167,353,096</text:p>
          </table:table-cell>
          <table:table-cell table:style-name="ce12" office:value-type="float" office:value="548" calcext:value-type="float">
            <text:p>548</text:p>
          </table:table-cell>
          <table:table-cell table:style-name="ce14" office:value-type="float" office:value="7090018" calcext:value-type="float">
            <text:p>7,090,018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coinmarketcap.com/exchanges/bitfinex/" xlink:type="simple">Bitfinex</text:a></text:p>
          </table:table-cell>
          <table:table-cell table:style-name="ce7" office:value-type="float" office:value="7.3" calcext:value-type="float">
            <text:p>7.3</text:p>
          </table:table-cell>
          <table:table-cell table:style-name="ce10" office:value-type="float" office:value="46566190.7594" calcext:value-type="float">
            <text:p>$46,566,191</text:p>
          </table:table-cell>
          <table:table-cell table:style-name="ce12" office:value-type="float" office:value="621" calcext:value-type="float">
            <text:p>621</text:p>
          </table:table-cell>
          <table:table-cell table:style-name="ce14" office:value-type="float" office:value="923184" calcext:value-type="float">
            <text:p>923,184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s://coinmarketcap.com/exchanges/bybit/" xlink:type="simple">Bybit</text:a></text:p>
          </table:table-cell>
          <table:table-cell table:style-name="ce7" office:value-type="float" office:value="7.3" calcext:value-type="float">
            <text:p>7.3</text:p>
          </table:table-cell>
          <table:table-cell table:style-name="ce10" office:value-type="float" office:value="259262265.2152" calcext:value-type="float">
            <text:p>$259,262,265</text:p>
          </table:table-cell>
          <table:table-cell table:style-name="ce12" office:value-type="float" office:value="636" calcext:value-type="float">
            <text:p>636</text:p>
          </table:table-cell>
          <table:table-cell table:style-name="ce14" office:value-type="float" office:value="3621099" calcext:value-type="float">
            <text:p>3,621,099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coinmarketcap.com/exchanges/binance-us/" xlink:type="simple">Binance.US</text:a></text:p>
          </table:table-cell>
          <table:table-cell table:style-name="ce7" office:value-type="float" office:value="7.2" calcext:value-type="float">
            <text:p>7.2</text:p>
          </table:table-cell>
          <table:table-cell table:style-name="ce10" office:value-type="float" office:value="343420451.2183" calcext:value-type="float">
            <text:p>$343,420,451</text:p>
          </table:table-cell>
          <table:table-cell table:style-name="ce12" office:value-type="float" office:value="590" calcext:value-type="float">
            <text:p>590</text:p>
          </table:table-cell>
          <table:table-cell table:style-name="ce14" office:value-type="float" office:value="1112895" calcext:value-type="float">
            <text:p>1,112,89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<text:a xlink:href="https://coinmarketcap.com/exchanges/crypto-com-exchange/" xlink:type="simple">Crypto.com Exchange</text:a></text:p>
          </table:table-cell>
          <table:table-cell table:style-name="ce7" office:value-type="float" office:value="7.1" calcext:value-type="float">
            <text:p>7.1</text:p>
          </table:table-cell>
          <table:table-cell table:style-name="ce10" office:value-type="float" office:value="171236175.3171" calcext:value-type="float">
            <text:p>$171,236,175</text:p>
          </table:table-cell>
          <table:table-cell table:style-name="ce12" office:value-type="float" office:value="640" calcext:value-type="float">
            <text:p>640</text:p>
          </table:table-cell>
          <table:table-cell table:style-name="ce14" office:value-type="float" office:value="872926" calcext:value-type="float">
            <text:p>872,92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<text:a xlink:href="https://coinmarketcap.com/exchanges/bitflyer/" xlink:type="simple">bitFlyer</text:a></text:p>
          </table:table-cell>
          <table:table-cell table:style-name="ce7" office:value-type="float" office:value="7.1" calcext:value-type="float">
            <text:p>7.1</text:p>
          </table:table-cell>
          <table:table-cell table:style-name="ce10" office:value-type="float" office:value="223142383.7194" calcext:value-type="float">
            <text:p>$223,142,384</text:p>
          </table:table-cell>
          <table:table-cell table:style-name="ce12" office:value-type="float" office:value="655" calcext:value-type="float">
            <text:p>655</text:p>
          </table:table-cell>
          <table:table-cell table:style-name="ce14" office:value-type="float" office:value="3470032" calcext:value-type="float">
            <text:p>3,470,032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<text:a xlink:href="https://coinmarketcap.com/exchanges/bitstamp/" xlink:type="simple">Bitstamp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5448707.7126" calcext:value-type="float">
            <text:p>$15,448,708</text:p>
          </table:table-cell>
          <table:table-cell table:style-name="ce12" office:value-type="float" office:value="616" calcext:value-type="float">
            <text:p>616</text:p>
          </table:table-cell>
          <table:table-cell table:style-name="ce14" office:value-type="float" office:value="580465" calcext:value-type="float">
            <text:p>580,46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<text:a xlink:href="https://coinmarketcap.com/exchanges/gemini/" xlink:type="simple">Gemini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8067243.2832" calcext:value-type="float">
            <text:p>$78,067,243</text:p>
          </table:table-cell>
          <table:table-cell table:style-name="ce12" office:value-type="float" office:value="649" calcext:value-type="float">
            <text:p>649</text:p>
          </table:table-cell>
          <table:table-cell table:style-name="ce14" office:value-type="float" office:value="934279" calcext:value-type="float">
            <text:p>934,27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<text:a xlink:href="https://coinmarketcap.com/exchanges/ftx-us/" xlink:type="simple">FTX US</text:a></text:p>
          </table:table-cell>
          <table:table-cell table:style-name="ce7" office:value-type="float" office:value="6.9" calcext:value-type="float">
            <text:p>6.9</text:p>
          </table:table-cell>
          <table:table-cell table:style-name="ce10" office:value-type="float" office:value="100348106.2052" calcext:value-type="float">
            <text:p>$100,348,106</text:p>
          </table:table-cell>
          <table:table-cell table:style-name="ce12" office:value-type="float" office:value="623" calcext:value-type="float">
            <text:p>623</text:p>
          </table:table-cell>
          <table:table-cell table:style-name="ce14" office:value-type="float" office:value="684051" calcext:value-type="float">
            <text:p>684,05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<text:a xlink:href="https://coinmarketcap.com/exchanges/bithumb/" xlink:type="simple">Bithumb</text:a></text:p>
          </table:table-cell>
          <table:table-cell table:style-name="ce7" office:value-type="float" office:value="6.8" calcext:value-type="float">
            <text:p>6.8</text:p>
          </table:table-cell>
          <table:table-cell table:style-name="ce10" office:value-type="float" office:value="170891295.2689" calcext:value-type="float">
            <text:p>$170,891,295</text:p>
          </table:table-cell>
          <table:table-cell table:style-name="ce12" office:value-type="float" office:value="751" calcext:value-type="float">
            <text:p>751</text:p>
          </table:table-cell>
          <table:table-cell table:style-name="ce14" office:value-type="float" office:value="1262077" calcext:value-type="float">
            <text:p>1,262,077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coinmarketcap.com/exchanges/coincheck/" xlink:type="simple">Coincheck</text:a></text:p>
          </table:table-cell>
          <table:table-cell table:style-name="ce7" office:value-type="float" office:value="6.6" calcext:value-type="float">
            <text:p>6.6</text:p>
          </table:table-cell>
          <table:table-cell table:style-name="ce10" office:value-type="float" office:value="85000368.0961" calcext:value-type="float">
            <text:p>$85,000,368</text:p>
          </table:table-cell>
          <table:table-cell table:style-name="ce12" office:value-type="float" office:value="444" calcext:value-type="float">
            <text:p>444</text:p>
          </table:table-cell>
          <table:table-cell table:style-name="ce14" office:value-type="float" office:value="1130397" calcext:value-type="float">
            <text:p>1,130,39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<text:a xlink:href="https://coinmarketcap.com/exchanges/upbit/" xlink:type="simple">Upbit</text:a></text:p>
          </table:table-cell>
          <table:table-cell table:style-name="ce7" office:value-type="float" office:value="6.6" calcext:value-type="float">
            <text:p>6.6</text:p>
          </table:table-cell>
          <table:table-cell table:style-name="ce10" office:value-type="float" office:value="448506219.3617" calcext:value-type="float">
            <text:p>$448,506,219</text:p>
          </table:table-cell>
          <table:table-cell table:style-name="ce12" office:value-type="float" office:value="551" calcext:value-type="float">
            <text:p>551</text:p>
          </table:table-cell>
          <table:table-cell table:style-name="ce14" office:value-type="float" office:value="3124629" calcext:value-type="float">
            <text:p>3,124,629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<text:a xlink:href="https://coinmarketcap.com/exchanges/okx/" xlink:type="simple">OKX</text:a></text:p>
          </table:table-cell>
          <table:table-cell table:style-name="ce7" office:value-type="float" office:value="6.5" calcext:value-type="float">
            <text:p>6.5</text:p>
          </table:table-cell>
          <table:table-cell table:style-name="ce10" office:value-type="float" office:value="4006325713.1724" calcext:value-type="float">
            <text:p>$4,006,325,713</text:p>
          </table:table-cell>
          <table:table-cell table:style-name="ce12" office:value-type="float" office:value="492" calcext:value-type="float">
            <text:p>492</text:p>
          </table:table-cell>
          <table:table-cell table:style-name="ce14" office:value-type="float" office:value="1608359" calcext:value-type="float">
            <text:p>1,608,359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coinmarketcap.com/exchanges/coinone/" xlink:type="simple">Coinone</text:a></text:p>
          </table:table-cell>
          <table:table-cell table:style-name="ce7" office:value-type="float" office:value="6.4" calcext:value-type="float">
            <text:p>6.4</text:p>
          </table:table-cell>
          <table:table-cell table:style-name="ce10" office:value-type="float" office:value="147292765.1204" calcext:value-type="float">
            <text:p>$147,292,765</text:p>
          </table:table-cell>
          <table:table-cell table:style-name="ce12" office:value-type="float" office:value="454" calcext:value-type="float">
            <text:p>454</text:p>
          </table:table-cell>
          <table:table-cell table:style-name="ce14" office:value-type="float" office:value="641026" calcext:value-type="float">
            <text:p>641,02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<text:a xlink:href="https://coinmarketcap.com/exchanges/poloniex/" xlink:type="simple">Poloniex</text:a></text:p>
          </table:table-cell>
          <table:table-cell table:style-name="ce7" office:value-type="float" office:value="6.4" calcext:value-type="float">
            <text:p>6.4</text:p>
          </table:table-cell>
          <table:table-cell table:style-name="ce10" office:value-type="float" office:value="68643647.1236" calcext:value-type="float">
            <text:p>$68,643,647</text:p>
          </table:table-cell>
          <table:table-cell table:style-name="ce12" office:value-type="float" office:value="481" calcext:value-type="float">
            <text:p>481</text:p>
          </table:table-cell>
          <table:table-cell table:style-name="ce14" office:value-type="float" office:value="409755" calcext:value-type="float">
            <text:p>409,755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<text:a xlink:href="https://coinmarketcap.com/exchanges/liquid/" xlink:type="simple">Liquid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6029061.4378" calcext:value-type="float">
            <text:p>$66,029,061</text:p>
          </table:table-cell>
          <table:table-cell table:style-name="ce12" office:value-type="float" office:value="453" calcext:value-type="float">
            <text:p>453</text:p>
          </table:table-cell>
          <table:table-cell table:style-name="ce14" office:value-type="float" office:value="65755" calcext:value-type="float">
            <text:p>65,755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<text:a xlink:href="https://coinmarketcap.com/exchanges/bittrex/" xlink:type="simple">Bittrex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98721079.1675" calcext:value-type="float">
            <text:p>$498,721,079</text:p>
          </table:table-cell>
          <table:table-cell table:style-name="ce12" office:value-type="float" office:value="480" calcext:value-type="float">
            <text:p>480</text:p>
          </table:table-cell>
          <table:table-cell table:style-name="ce14" office:value-type="float" office:value="1542307" calcext:value-type="float">
            <text:p>1,542,307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<text:a xlink:href="https://coinmarketcap.com/exchanges/korbit/" xlink:type="simple">Korbit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408054.0071" calcext:value-type="float">
            <text:p>$6,408,054</text:p>
          </table:table-cell>
          <table:table-cell table:style-name="ce12" office:value-type="float" office:value="402" calcext:value-type="float">
            <text:p>402</text:p>
          </table:table-cell>
          <table:table-cell table:style-name="ce14" office:value-type="float" office:value="286343" calcext:value-type="float">
            <text:p>286,343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<text:a xlink:href="https://coinmarketcap.com/exchanges/coinlist-pro/" xlink:type="simple">Coinlist Pro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277076.6441" calcext:value-type="float">
            <text:p>$1,277,077</text:p>
          </table:table-cell>
          <table:table-cell table:style-name="ce12" office:value-type="float" office:value="461" calcext:value-type="float">
            <text:p>461</text:p>
          </table:table-cell>
          <table:table-cell table:style-name="ce14" office:value-type="float" office:value="80245" calcext:value-type="float">
            <text:p>80,24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<text:a xlink:href="https://coinmarketcap.com/exchanges/mxc/" xlink:type="simple">MEXC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7745530.1369" calcext:value-type="float">
            <text:p>$7,745,530</text:p>
          </table:table-cell>
          <table:table-cell table:style-name="ce12" office:value-type="float" office:value="473" calcext:value-type="float">
            <text:p>473</text:p>
          </table:table-cell>
          <table:table-cell table:style-name="ce14" office:value-type="float" office:value="134097" calcext:value-type="float">
            <text:p>134,09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<text:a xlink:href="https://coinmarketcap.com/exchanges/binance-tr/" xlink:type="simple">Binance TR</text:a></text:p>
          </table:table-cell>
          <table:table-cell table:style-name="ce8" office:value-type="float" office:value="5.9" calcext:value-type="float">
            <text:p>5.9</text:p>
          </table:table-cell>
          <table:table-cell table:style-name="ce10" office:value-type="float" office:value="308737477.2878" calcext:value-type="float">
            <text:p>$308,737,477</text:p>
          </table:table-cell>
          <table:table-cell table:style-name="ce12" office:value-type="float" office:value="482" calcext:value-type="float">
            <text:p>482</text:p>
          </table:table-cell>
          <table:table-cell table:style-name="ce14" office:value-type="float" office:value="971474" calcext:value-type="float">
            <text:p>971,474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<text:a xlink:href="https://coinmarketcap.com/exchanges/zaif/" xlink:type="simple">Zaif</text:a></text:p>
          </table:table-cell>
          <table:table-cell table:style-name="ce8" office:value-type="float" office:value="5.9" calcext:value-type="float">
            <text:p>5.9</text:p>
          </table:table-cell>
          <table:table-cell table:style-name="ce10" office:value-type="float" office:value="23989930.1168" calcext:value-type="float">
            <text:p>$23,989,930</text:p>
          </table:table-cell>
          <table:table-cell table:style-name="ce12" office:value-type="float" office:value="608" calcext:value-type="float">
            <text:p>608</text:p>
          </table:table-cell>
          <table:table-cell table:style-name="ce14" office:value-type="float" office:value="1242086" calcext:value-type="float">
            <text:p>1,242,086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<text:a xlink:href="https://coinmarketcap.com/exchanges/blockchain-com-exchange/" xlink:type="simple">Blockchain.com</text:a></text:p>
          </table:table-cell>
          <table:table-cell table:style-name="ce8" office:value-type="float" office:value="5.7" calcext:value-type="float">
            <text:p>5.7</text:p>
          </table:table-cell>
          <table:table-cell table:style-name="ce10" office:value-type="float" office:value="2942366.2178" calcext:value-type="float">
            <text:p>$2,942,366</text:p>
          </table:table-cell>
          <table:table-cell table:style-name="ce12" office:value-type="float" office:value="468" calcext:value-type="float">
            <text:p>468</text:p>
          </table:table-cell>
          <table:table-cell table:style-name="ce14" office:value-type="float" office:value="929459" calcext:value-type="float">
            <text:p>929,45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<text:a xlink:href="https://coinmarketcap.com/exchanges/tokocrypto/" xlink:type="simple">Tokocrypto</text:a></text:p>
          </table:table-cell>
          <table:table-cell table:style-name="ce8" office:value-type="float" office:value="5.7" calcext:value-type="float">
            <text:p>5.7</text:p>
          </table:table-cell>
          <table:table-cell table:style-name="ce10" office:value-type="float" office:value="5232444.9045" calcext:value-type="float">
            <text:p>$5,232,445</text:p>
          </table:table-cell>
          <table:table-cell table:style-name="ce12" office:value-type="float" office:value="554" calcext:value-type="float">
            <text:p>554</text:p>
          </table:table-cell>
          <table:table-cell table:style-name="ce14" office:value-type="float" office:value="355011" calcext:value-type="float">
            <text:p>355,011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<text:a xlink:href="https://coinmarketcap.com/exchanges/lbank/" xlink:type="simple">LBank</text:a></text:p>
          </table:table-cell>
          <table:table-cell table:style-name="ce8" office:value-type="float" office:value="5.7" calcext:value-type="float">
            <text:p>5.7</text:p>
          </table:table-cell>
          <table:table-cell table:style-name="ce10" office:value-type="float" office:value="902171858.1193" calcext:value-type="float">
            <text:p>$902,171,858</text:p>
          </table:table-cell>
          <table:table-cell table:style-name="ce12" office:value-type="float" office:value="353" calcext:value-type="float">
            <text:p>353</text:p>
          </table:table-cell>
          <table:table-cell table:style-name="ce14" office:value-type="float" office:value="1434880" calcext:value-type="float">
            <text:p>1,434,880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<text:a xlink:href="https://coinmarketcap.com/exchanges/okcoin/" xlink:type="simple">Okcoin</text:a></text:p>
          </table:table-cell>
          <table:table-cell table:style-name="ce8" office:value-type="float" office:value="5.6" calcext:value-type="float">
            <text:p>5.6</text:p>
          </table:table-cell>
          <table:table-cell table:style-name="ce10" office:value-type="float" office:value="14496516.1366" calcext:value-type="float">
            <text:p>$14,496,516</text:p>
          </table:table-cell>
          <table:table-cell table:style-name="ce12" office:value-type="float" office:value="572" calcext:value-type="float">
            <text:p>572</text:p>
          </table:table-cell>
          <table:table-cell table:style-name="ce14" office:value-type="float" office:value="202654" calcext:value-type="float">
            <text:p>202,654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<text:a xlink:href="https://coinmarketcap.com/exchanges/currency-com/" xlink:type="simple">Currency.com</text:a>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52476906.7133" calcext:value-type="float">
            <text:p>$52,476,907</text:p>
          </table:table-cell>
          <table:table-cell table:style-name="ce12" office:value-type="float" office:value="609" calcext:value-type="float">
            <text:p>609</text:p>
          </table:table-cell>
          <table:table-cell table:style-name="ce14" office:value-type="float" office:value="548192" calcext:value-type="float">
            <text:p>548,192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<text:a xlink:href="https://coinmarketcap.com/exchanges/whitebit/" xlink:type="simple">WhiteBIT</text:a>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18773464.8395" calcext:value-type="float">
            <text:p>$18,773,465</text:p>
          </table:table-cell>
          <table:table-cell table:style-name="ce12" office:value-type="float" office:value="427" calcext:value-type="float">
            <text:p>427</text:p>
          </table:table-cell>
          <table:table-cell table:style-name="ce14" office:value-type="float" office:value="594675" calcext:value-type="float">
            <text:p>594,67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<text:a xlink:href="https://coinmarketcap.com/exchanges/probit-exchange/" xlink:type="simple">ProBit Global</text:a>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58865784.8736" calcext:value-type="float">
            <text:p>$58,865,785</text:p>
          </table:table-cell>
          <table:table-cell table:style-name="ce12" office:value-type="float" office:value="529" calcext:value-type="float">
            <text:p>529</text:p>
          </table:table-cell>
          <table:table-cell table:style-name="ce14" office:value-type="float" office:value="2724950" calcext:value-type="float">
            <text:p>2,724,950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<text:a xlink:href="https://coinmarketcap.com/exchanges/phemex/" xlink:type="simple">Phemex</text:a></text:p>
          </table:table-cell>
          <table:table-cell table:style-name="ce8" office:value-type="float" office:value="5.4" calcext:value-type="float">
            <text:p>5.4</text:p>
          </table:table-cell>
          <table:table-cell table:style-name="ce10" office:value-type="float" office:value="116580023.1146" calcext:value-type="float">
            <text:p>$116,580,023</text:p>
          </table:table-cell>
          <table:table-cell table:style-name="ce12" office:value-type="float" office:value="434" calcext:value-type="float">
            <text:p>434</text:p>
          </table:table-cell>
          <table:table-cell table:style-name="ce14" office:value-type="float" office:value="689478" calcext:value-type="float">
            <text:p>689,478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<text:a xlink:href="https://coinmarketcap.com/exchanges/zb-com/" xlink:type="simple">ZB.COM</text:a></text:p>
          </table:table-cell>
          <table:table-cell table:style-name="ce8" office:value-type="float" office:value="5.3" calcext:value-type="float">
            <text:p>5.3</text:p>
          </table:table-cell>
          <table:table-cell table:style-name="ce10" office:value-type="float" office:value="274511191.14" calcext:value-type="float">
            <text:p>$274,511,19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411004" calcext:value-type="float">
            <text:p>411,004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<text:a xlink:href="https://coinmarketcap.com/exchanges/ascendex/" xlink:type="simple">AscendEX (Bitmax)</text:a></text:p>
          </table:table-cell>
          <table:table-cell table:style-name="ce8" office:value-type="float" office:value="5.3" calcext:value-type="float">
            <text:p>5.3</text:p>
          </table:table-cell>
          <table:table-cell table:style-name="ce10" office:value-type="float" office:value="580080315.2023" calcext:value-type="float">
            <text:p>$580,080,315</text:p>
          </table:table-cell>
          <table:table-cell table:style-name="ce12" office:value-type="float" office:value="383" calcext:value-type="float">
            <text:p>383</text:p>
          </table:table-cell>
          <table:table-cell table:style-name="ce14" office:value-type="float" office:value="197815" calcext:value-type="float">
            <text:p>197,815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<text:a xlink:href="https://coinmarketcap.com/exchanges/wazirx/" xlink:type="simple">WazirX</text:a></text:p>
          </table:table-cell>
          <table:table-cell table:style-name="ce8" office:value-type="float" office:value="5.3" calcext:value-type="float">
            <text:p>5.3</text:p>
          </table:table-cell>
          <table:table-cell table:style-name="ce10" office:value-type="float" office:value="38995451.1457" calcext:value-type="float">
            <text:p>$38,995,451</text:p>
          </table:table-cell>
          <table:table-cell table:style-name="ce12" office:value-type="float" office:value="457" calcext:value-type="float">
            <text:p>457</text:p>
          </table:table-cell>
          <table:table-cell table:style-name="ce14" office:value-type="float" office:value="2348812" calcext:value-type="float">
            <text:p>2,348,812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<text:a xlink:href="https://coinmarketcap.com/exchanges/indodax/" xlink:type="simple">Indodax</text:a></text:p>
          </table:table-cell>
          <table:table-cell table:style-name="ce8" office:value-type="float" office:value="5.3" calcext:value-type="float">
            <text:p>5.3</text:p>
          </table:table-cell>
          <table:table-cell table:style-name="ce10" office:value-type="float" office:value="65871548.4989" calcext:value-type="float">
            <text:p>$65,871,548</text:p>
          </table:table-cell>
          <table:table-cell table:style-name="ce12" office:value-type="float" office:value="640" calcext:value-type="float">
            <text:p>640</text:p>
          </table:table-cell>
          <table:table-cell table:style-name="ce14" office:value-type="float" office:value="318164" calcext:value-type="float">
            <text:p>318,164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<text:a xlink:href="https://coinmarketcap.com/exchanges/bitcoin-com-exchange/" xlink:type="simple">FMFW.io</text:a></text:p>
          </table:table-cell>
          <table:table-cell table:style-name="ce8" office:value-type="float" office:value="5.2" calcext:value-type="float">
            <text:p>5.2</text:p>
          </table:table-cell>
          <table:table-cell table:style-name="ce10" office:value-type="float" office:value="8016548.602" calcext:value-type="float">
            <text:p>$8,016,549</text:p>
          </table:table-cell>
          <table:table-cell table:style-name="ce12" office:value-type="float" office:value="414" calcext:value-type="float">
            <text:p>414</text:p>
          </table:table-cell>
          <table:table-cell table:style-name="ce14" office:value-type="float" office:value="2621501" calcext:value-type="float">
            <text:p>2,621,501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<text:a xlink:href="https://coinmarketcap.com/exchanges/deepcoin/" xlink:type="simple">Deepcoin</text:a></text:p>
          </table:table-cell>
          <table:table-cell table:style-name="ce8" office:value-type="float" office:value="5.2" calcext:value-type="float">
            <text:p>5.2</text:p>
          </table:table-cell>
          <table:table-cell table:style-name="ce10" office:value-type="float" office:value="1735377487.6155" calcext:value-type="float">
            <text:p>$1,735,377,488</text:p>
          </table:table-cell>
          <table:table-cell table:style-name="ce12" office:value-type="float" office:value="510" calcext:value-type="float">
            <text:p>510</text:p>
          </table:table-cell>
          <table:table-cell table:style-name="ce14" office:value-type="float" office:value="235901" calcext:value-type="float">
            <text:p>235,90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<text:a xlink:href="https://coinmarketcap.com/exchanges/wootrade/" xlink:type="simple">WOO Network</text:a></text:p>
          </table:table-cell>
          <table:table-cell table:style-name="ce8" office:value-type="float" office:value="5.2" calcext:value-type="float">
            <text:p>5.2</text:p>
          </table:table-cell>
          <table:table-cell table:style-name="ce10" office:value-type="float" office:value="2120605383.2132" calcext:value-type="float">
            <text:p>$2,120,605,383</text:p>
          </table:table-cell>
          <table:table-cell table:style-name="ce12" office:value-type="float" office:value="361" calcext:value-type="float">
            <text:p>361</text:p>
          </table:table-cell>
          <table:table-cell table:style-name="ce14" office:value-type="float" office:value="29775" calcext:value-type="float">
            <text:p>29,77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<text:a xlink:href="https://coinmarketcap.com/exchanges/bitbank/" xlink:type="simple">Bitbank</text:a></text:p>
          </table:table-cell>
          <table:table-cell table:style-name="ce8" office:value-type="float" office:value="5.2" calcext:value-type="float">
            <text:p>5.2</text:p>
          </table:table-cell>
          <table:table-cell table:style-name="ce10" office:value-type="float" office:value="67034195.2124" calcext:value-type="float">
            <text:p>$67,034,195</text:p>
          </table:table-cell>
          <table:table-cell table:style-name="ce12" office:value-type="float" office:value="485" calcext:value-type="float">
            <text:p>485</text:p>
          </table:table-cell>
          <table:table-cell table:style-name="ce14" office:value-type="float" office:value="627599" calcext:value-type="float">
            <text:p>627,59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<text:a xlink:href="https://coinmarketcap.com/exchanges/xt/" xlink:type="simple">XT.COM</text:a></text:p>
          </table:table-cell>
          <table:table-cell table:style-name="ce8" office:value-type="float" office:value="5.1" calcext:value-type="float">
            <text:p>5.1</text:p>
          </table:table-cell>
          <table:table-cell table:style-name="ce10" office:value-type="float" office:value="496291995.2498" calcext:value-type="float">
            <text:p>$496,291,995</text:p>
          </table:table-cell>
          <table:table-cell table:style-name="ce12" office:value-type="float" office:value="556" calcext:value-type="float">
            <text:p>556</text:p>
          </table:table-cell>
          <table:table-cell table:style-name="ce14" office:value-type="float" office:value="118140" calcext:value-type="float">
            <text:p>118,140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<text:a xlink:href="https://coinmarketcap.com/exchanges/bigone/" xlink:type="simple">BigONE</text:a></text:p>
          </table:table-cell>
          <table:table-cell table:style-name="ce8" office:value-type="float" office:value="5.1" calcext:value-type="float">
            <text:p>5.1</text:p>
          </table:table-cell>
          <table:table-cell table:style-name="ce10" office:value-type="float" office:value="59763817.2861" calcext:value-type="float">
            <text:p>$59,763,817</text:p>
          </table:table-cell>
          <table:table-cell table:style-name="ce12" office:value-type="float" office:value="493" calcext:value-type="float">
            <text:p>493</text:p>
          </table:table-cell>
          <table:table-cell table:style-name="ce14" office:value-type="float" office:value="563351" calcext:value-type="float">
            <text:p>563,35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<text:a xlink:href="https://coinmarketcap.com/exchanges/btcex-exchange/" xlink:type="simple">BTCEX</text:a></text:p>
          </table:table-cell>
          <table:table-cell table:style-name="ce8" office:value-type="float" office:value="5.1" calcext:value-type="float">
            <text:p>5.1</text:p>
          </table:table-cell>
          <table:table-cell table:style-name="ce10" office:value-type="float" office:value="293917107.1592" calcext:value-type="float">
            <text:p>$293,917,107</text:p>
          </table:table-cell>
          <table:table-cell table:style-name="ce12" office:value-type="float" office:value="499" calcext:value-type="float">
            <text:p>499</text:p>
          </table:table-cell>
          <table:table-cell table:style-name="ce14" office:value-type="float" office:value="592601" calcext:value-type="float">
            <text:p>592,60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<text:a xlink:href="https://coinmarketcap.com/exchanges/bitvavo/" xlink:type="simple">Bitvavo</text:a>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93570814.1427" calcext:value-type="float">
            <text:p>$393,570,814</text:p>
          </table:table-cell>
          <table:table-cell table:style-name="ce12" office:value-type="float" office:value="493" calcext:value-type="float">
            <text:p>493</text:p>
          </table:table-cell>
          <table:table-cell table:style-name="ce14" office:value-type="float" office:value="498678" calcext:value-type="float">
            <text:p>498,678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<text:a xlink:href="https://coinmarketcap.com/exchanges/aax/" xlink:type="simple">AAX</text:a>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3802397.4268" calcext:value-type="float">
            <text:p>$13,802,397</text:p>
          </table:table-cell>
          <table:table-cell table:style-name="ce12" office:value-type="float" office:value="526" calcext:value-type="float">
            <text:p>526</text:p>
          </table:table-cell>
          <table:table-cell table:style-name="ce14" office:value-type="float" office:value="768952" calcext:value-type="float">
            <text:p>768,952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s://coinmarketcap.com/exchanges/compound/" xlink:type="simple">Compound</text:a></text:p>
          </table:table-cell>
          <table:table-cell table:style-name="ce8" office:value-type="float" office:value="4.9" calcext:value-type="float">
            <text:p>4.9</text:p>
          </table:table-cell>
          <table:table-cell table:style-name="ce10" office:value-type="float" office:value="10840350.2318" calcext:value-type="float">
            <text:p>$10,840,350</text:p>
          </table:table-cell>
          <table:table-cell table:style-name="ce12" office:value-type="float" office:value="648" calcext:value-type="float">
            <text:p>648</text:p>
          </table:table-cell>
          <table:table-cell table:style-name="ce14" office:value-type="float" office:value="32547" calcext:value-type="float">
            <text:p>32,54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<text:a xlink:href="https://coinmarketcap.com/exchanges/gokumarket/" xlink:type="simple">GokuMarket</text:a></text:p>
          </table:table-cell>
          <table:table-cell table:style-name="ce8" office:value-type="float" office:value="4.9" calcext:value-type="float">
            <text:p>4.9</text:p>
          </table:table-cell>
          <table:table-cell table:style-name="ce10" office:value-type="float" office:value="8563030.1076" calcext:value-type="float">
            <text:p>$8,563,03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80866" calcext:value-type="float">
            <text:p>80,866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<text:a xlink:href="https://coinmarketcap.com/exchanges/bitkub/" xlink:type="simple">Bitkub</text:a></text:p>
          </table:table-cell>
          <table:table-cell table:style-name="ce8" office:value-type="float" office:value="4.9" calcext:value-type="float">
            <text:p>4.9</text:p>
          </table:table-cell>
          <table:table-cell table:style-name="ce10" office:value-type="float" office:value="133282468.9104" calcext:value-type="float">
            <text:p>$133,282,469</text:p>
          </table:table-cell>
          <table:table-cell table:style-name="ce12" office:value-type="float" office:value="416" calcext:value-type="float">
            <text:p>416</text:p>
          </table:table-cell>
          <table:table-cell table:style-name="ce14" office:value-type="float" office:value="485771" calcext:value-type="float">
            <text:p>485,77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<text:a xlink:href="https://coinmarketcap.com/exchanges/coinex/" xlink:type="simple">CoinEx</text:a></text:p>
          </table:table-cell>
          <table:table-cell table:style-name="ce8" office:value-type="float" office:value="4.9" calcext:value-type="float">
            <text:p>4.9</text:p>
          </table:table-cell>
          <table:table-cell table:style-name="ce10" office:value-type="float" office:value="495828679.1806" calcext:value-type="float">
            <text:p>$495,828,679</text:p>
          </table:table-cell>
          <table:table-cell table:style-name="ce12" office:value-type="float" office:value="420" calcext:value-type="float">
            <text:p>420</text:p>
          </table:table-cell>
          <table:table-cell table:style-name="ce14" office:value-type="float" office:value="959959" calcext:value-type="float">
            <text:p>959,959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<text:a xlink:href="https://coinmarketcap.com/exchanges/bitrue/" xlink:type="simple">Bitrue</text:a></text:p>
          </table:table-cell>
          <table:table-cell table:style-name="ce8" office:value-type="float" office:value="4.9" calcext:value-type="float">
            <text:p>4.9</text:p>
          </table:table-cell>
          <table:table-cell table:style-name="ce10" office:value-type="float" office:value="135865884.1854" calcext:value-type="float">
            <text:p>$135,865,884</text:p>
          </table:table-cell>
          <table:table-cell table:style-name="ce12" office:value-type="float" office:value="489" calcext:value-type="float">
            <text:p>489</text:p>
          </table:table-cell>
          <table:table-cell table:style-name="ce14" office:value-type="float" office:value="1316617" calcext:value-type="float">
            <text:p>1,316,617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<text:a xlink:href="https://coinmarketcap.com/exchanges/bitfront/" xlink:type="simple">Bitfront</text:a></text:p>
          </table:table-cell>
          <table:table-cell table:style-name="ce8" office:value-type="float" office:value="4.8" calcext:value-type="float">
            <text:p>4.8</text:p>
          </table:table-cell>
          <table:table-cell table:style-name="ce10" office:value-type="float" office:value="377058094.2506" calcext:value-type="float">
            <text:p>$377,058,094</text:p>
          </table:table-cell>
          <table:table-cell table:style-name="ce12" office:value-type="float" office:value="447" calcext:value-type="float">
            <text:p>447</text:p>
          </table:table-cell>
          <table:table-cell table:style-name="ce14" office:value-type="float" office:value="625147" calcext:value-type="float">
            <text:p>625,14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<text:a xlink:href="https://coinmarketcap.com/exchanges/azbit/" xlink:type="simple">Azbit</text:a></text:p>
          </table:table-cell>
          <table:table-cell table:style-name="ce8" office:value-type="float" office:value="4.8" calcext:value-type="float">
            <text:p>4.8</text:p>
          </table:table-cell>
          <table:table-cell table:style-name="ce10" office:value-type="float" office:value="38514984.1645" calcext:value-type="float">
            <text:p>$38,514,984</text:p>
          </table:table-cell>
          <table:table-cell table:style-name="ce12" office:value-type="float" office:value="487" calcext:value-type="float">
            <text:p>487</text:p>
          </table:table-cell>
          <table:table-cell table:style-name="ce14" office:value-type="float" office:value="148878" calcext:value-type="float">
            <text:p>148,878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<text:a xlink:href="https://coinmarketcap.com/exchanges/bitmart/" xlink:type="simple">BitMart</text:a></text:p>
          </table:table-cell>
          <table:table-cell table:style-name="ce8" office:value-type="float" office:value="4.8" calcext:value-type="float">
            <text:p>4.8</text:p>
          </table:table-cell>
          <table:table-cell table:style-name="ce10" office:value-type="float" office:value="5068791.1314" calcext:value-type="float">
            <text:p>$5,068,791</text:p>
          </table:table-cell>
          <table:table-cell table:style-name="ce12" office:value-type="float" office:value="539" calcext:value-type="float">
            <text:p>539</text:p>
          </table:table-cell>
          <table:table-cell table:style-name="ce14" office:value-type="float" office:value="178252" calcext:value-type="float">
            <text:p>178,252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<text:a xlink:href="https://coinmarketcap.com/exchanges/paribu/" xlink:type="simple">Paribu</text:a></text:p>
          </table:table-cell>
          <table:table-cell table:style-name="ce8" office:value-type="float" office:value="4.8" calcext:value-type="float">
            <text:p>4.8</text:p>
          </table:table-cell>
          <table:table-cell table:style-name="ce10" office:value-type="float" office:value="9528670.6198" calcext:value-type="float">
            <text:p>$9,528,671</text:p>
          </table:table-cell>
          <table:table-cell table:style-name="ce12" office:value-type="float" office:value="550" calcext:value-type="float">
            <text:p>550</text:p>
          </table:table-cell>
          <table:table-cell table:style-name="ce14" office:value-type="float" office:value="59325" calcext:value-type="float">
            <text:p>59,32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<text:a xlink:href="https://coinmarketcap.com/exchanges/coinsbit/" xlink:type="simple">Coinsbit</text:a></text:p>
          </table:table-cell>
          <table:table-cell table:style-name="ce8" office:value-type="float" office:value="4.8" calcext:value-type="float">
            <text:p>4.8</text:p>
          </table:table-cell>
          <table:table-cell table:style-name="ce10" office:value-type="float" office:value="6424291.1909" calcext:value-type="float">
            <text:p>$6,424,291</text:p>
          </table:table-cell>
          <table:table-cell table:style-name="ce12" office:value-type="float" office:value="631" calcext:value-type="float">
            <text:p>631</text:p>
          </table:table-cell>
          <table:table-cell table:style-name="ce14" office:value-type="float" office:value="8832" calcext:value-type="float">
            <text:p>8,832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<text:a xlink:href="https://coinmarketcap.com/exchanges/btcturk-pro/" xlink:type="simple">BtcTurk | Pro</text:a></text:p>
          </table:table-cell>
          <table:table-cell table:style-name="ce8" office:value-type="float" office:value="4.7" calcext:value-type="float">
            <text:p>4.7</text:p>
          </table:table-cell>
          <table:table-cell table:style-name="ce10" office:value-type="float" office:value="31844717.9461" calcext:value-type="float">
            <text:p>$31,844,718</text:p>
          </table:table-cell>
          <table:table-cell table:style-name="ce12" office:value-type="float" office:value="626" calcext:value-type="float">
            <text:p>626</text:p>
          </table:table-cell>
          <table:table-cell table:style-name="ce14" office:value-type="float" office:value="1092104" calcext:value-type="float">
            <text:p>1,092,104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<text:a xlink:href="https://coinmarketcap.com/exchanges/etorox/" xlink:type="simple">eToroX</text:a></text:p>
          </table:table-cell>
          <table:table-cell table:style-name="ce8" office:value-type="float" office:value="4.7" calcext:value-type="float">
            <text:p>4.7</text:p>
          </table:table-cell>
          <table:table-cell table:style-name="ce10" office:value-type="float" office:value="69812346.197" calcext:value-type="float">
            <text:p>$69,812,346</text:p>
          </table:table-cell>
          <table:table-cell table:style-name="ce12" office:value-type="float" office:value="493" calcext:value-type="float">
            <text:p>493</text:p>
          </table:table-cell>
          <table:table-cell table:style-name="ce14" office:value-type="float" office:value="1029489" calcext:value-type="float">
            <text:p>1,029,48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<text:a xlink:href="https://coinmarketcap.com/exchanges/bitwell/" xlink:type="simple">BitWell</text:a></text:p>
          </table:table-cell>
          <table:table-cell table:style-name="ce8" office:value-type="float" office:value="4.7" calcext:value-type="float">
            <text:p>4.7</text:p>
          </table:table-cell>
          <table:table-cell table:style-name="ce10" office:value-type="float" office:value="34142437.3584" calcext:value-type="float">
            <text:p>$34,142,437</text:p>
          </table:table-cell>
          <table:table-cell table:style-name="ce12" office:value-type="float" office:value="452" calcext:value-type="float">
            <text:p>452</text:p>
          </table:table-cell>
          <table:table-cell table:style-name="ce14" office:value-type="float" office:value="145072" calcext:value-type="float">
            <text:p>145,072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<text:a xlink:href="https://coinmarketcap.com/exchanges/coinflex/" xlink:type="simple">CoinFLEX</text:a></text:p>
          </table:table-cell>
          <table:table-cell table:style-name="ce8" office:value-type="float" office:value="4.7" calcext:value-type="float">
            <text:p>4.7</text:p>
          </table:table-cell>
          <table:table-cell table:style-name="ce10" office:value-type="float" office:value="227640129.2735" calcext:value-type="float">
            <text:p>$227,640,129</text:p>
          </table:table-cell>
          <table:table-cell table:style-name="ce12" office:value-type="float" office:value="401" calcext:value-type="float">
            <text:p>401</text:p>
          </table:table-cell>
          <table:table-cell table:style-name="ce14" office:value-type="float" office:value="1121517" calcext:value-type="float">
            <text:p>1,121,51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<text:a xlink:href="https://coinmarketcap.com/exchanges/eqonex/" xlink:type="simple">EQONEX</text:a></text:p>
          </table:table-cell>
          <table:table-cell table:style-name="ce8" office:value-type="float" office:value="4.7" calcext:value-type="float">
            <text:p>4.7</text:p>
          </table:table-cell>
          <table:table-cell table:style-name="ce10" office:value-type="float" office:value="30173011.1078" calcext:value-type="float">
            <text:p>$30,173,011</text:p>
          </table:table-cell>
          <table:table-cell table:style-name="ce12" office:value-type="float" office:value="501" calcext:value-type="float">
            <text:p>501</text:p>
          </table:table-cell>
          <table:table-cell table:style-name="ce14" office:value-type="float" office:value="173339" calcext:value-type="float">
            <text:p>173,33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<text:a xlink:href="https://coinmarketcap.com/exchanges/cryptology/" xlink:type="simple">Cryptology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19720689.173" calcext:value-type="float">
            <text:p>$19,720,689</text:p>
          </table:table-cell>
          <table:table-cell table:style-name="ce12" office:value-type="float" office:value="516" calcext:value-type="float">
            <text:p>516</text:p>
          </table:table-cell>
          <table:table-cell table:style-name="ce14" office:value-type="float" office:value="410730" calcext:value-type="float">
            <text:p>410,730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<text:a xlink:href="https://coinmarketcap.com/exchanges/cex-io/" xlink:type="simple">CEX.IO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12676551.3618" calcext:value-type="float">
            <text:p>$12,676,551</text:p>
          </table:table-cell>
          <table:table-cell table:style-name="ce12" office:value-type="float" office:value="325" calcext:value-type="float">
            <text:p>325</text:p>
          </table:table-cell>
          <table:table-cell table:style-name="ce14" office:value-type="float" office:value="16331820" calcext:value-type="float">
            <text:p>16,331,820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<text:a xlink:href="https://coinmarketcap.com/exchanges/luno/" xlink:type="simple">Luno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160097799.4835" calcext:value-type="float">
            <text:p>$160,097,799</text:p>
          </table:table-cell>
          <table:table-cell table:style-name="ce12" office:value-type="float" office:value="453" calcext:value-type="float">
            <text:p>453</text:p>
          </table:table-cell>
          <table:table-cell table:style-name="ce14" office:value-type="float" office:value="2395739" calcext:value-type="float">
            <text:p>2,395,73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<text:a xlink:href="https://coinmarketcap.com/exchanges/crosstower/" xlink:type="simple">CrossTower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8543040.1387" calcext:value-type="float">
            <text:p>$8,543,040</text:p>
          </table:table-cell>
          <table:table-cell table:style-name="ce12" office:value-type="float" office:value="544" calcext:value-type="float">
            <text:p>544</text:p>
          </table:table-cell>
          <table:table-cell table:style-name="ce14" office:value-type="float" office:value="666741" calcext:value-type="float">
            <text:p>666,74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<text:a xlink:href="https://coinmarketcap.com/exchanges/digifinex/" xlink:type="simple">DigiFinex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18231353.1072" calcext:value-type="float">
            <text:p>$18,231,353</text:p>
          </table:table-cell>
          <table:table-cell table:style-name="ce12" office:value-type="float" office:value="513" calcext:value-type="float">
            <text:p>513</text:p>
          </table:table-cell>
          <table:table-cell table:style-name="ce14" office:value-type="float" office:value="381361" calcext:value-type="float">
            <text:p>381,361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<text:a xlink:href="https://coinmarketcap.com/exchanges/exmo/" xlink:type="simple">EXMO</text:a></text:p>
          </table:table-cell>
          <table:table-cell table:style-name="ce8" office:value-type="float" office:value="4.6" calcext:value-type="float">
            <text:p>4.6</text:p>
          </table:table-cell>
          <table:table-cell table:style-name="ce10" office:value-type="float" office:value="6078132.0923" calcext:value-type="float">
            <text:p>$6,078,132</text:p>
          </table:table-cell>
          <table:table-cell table:style-name="ce12" office:value-type="float" office:value="454" calcext:value-type="float">
            <text:p>454</text:p>
          </table:table-cell>
          <table:table-cell table:style-name="ce14" office:value-type="float" office:value="850338" calcext:value-type="float">
            <text:p>850,338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<text:a xlink:href="https://coinmarketcap.com/exchanges/bitso/" xlink:type="simple">Bitso</text:a>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609641576.8222" calcext:value-type="float">
            <text:p>$609,641,577</text:p>
          </table:table-cell>
          <table:table-cell table:style-name="ce12" office:value-type="float" office:value="169" calcext:value-type="float">
            <text:p>169</text:p>
          </table:table-cell>
          <table:table-cell table:style-name="ce14" office:value-type="float" office:value="23409" calcext:value-type="float">
            <text:p>23,40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<text:a xlink:href="https://coinmarketcap.com/exchanges/hotbit/" xlink:type="simple">Hotbit</text:a>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5076112.1713" calcext:value-type="float">
            <text:p>$5,076,112</text:p>
          </table:table-cell>
          <table:table-cell table:style-name="ce12" office:value-type="float" office:value="534" calcext:value-type="float">
            <text:p>534</text:p>
          </table:table-cell>
          <table:table-cell table:style-name="ce14" office:value-type="float" office:value="437613" calcext:value-type="float">
            <text:p>437,613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<text:a xlink:href="https://coinmarketcap.com/exchanges/rekeningku-com/" xlink:type="simple">Rekeningku.com</text:a></text:p>
          </table:table-cell>
          <table:table-cell table:style-name="ce8" office:value-type="float" office:value="4.4" calcext:value-type="float">
            <text:p>4.4</text:p>
          </table:table-cell>
          <table:table-cell table:style-name="ce10" office:value-type="float" office:value="346276361.6625" calcext:value-type="float">
            <text:p>$346,276,362</text:p>
          </table:table-cell>
          <table:table-cell table:style-name="ce12" office:value-type="float" office:value="522" calcext:value-type="float">
            <text:p>522</text:p>
          </table:table-cell>
          <table:table-cell table:style-name="ce14" office:value-type="float" office:value="1460107" calcext:value-type="float">
            <text:p>1,460,10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<text:a xlink:href="https://coinmarketcap.com/exchanges/exmarkets/" xlink:type="simple">ExMarkets</text:a></text:p>
          </table:table-cell>
          <table:table-cell table:style-name="ce8" office:value-type="float" office:value="4.4" calcext:value-type="float">
            <text:p>4.4</text:p>
          </table:table-cell>
          <table:table-cell table:style-name="ce10" office:value-type="float" office:value="16692859.8826" calcext:value-type="float">
            <text:p>$16,692,860</text:p>
          </table:table-cell>
          <table:table-cell table:style-name="ce12" office:value-type="float" office:value="401" calcext:value-type="float">
            <text:p>401</text:p>
          </table:table-cell>
          <table:table-cell table:style-name="ce14" office:value-type="float" office:value="189716" calcext:value-type="float">
            <text:p>189,71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<text:a xlink:href="https://coinmarketcap.com/exchanges/bitpanda-pro/" xlink:type="simple">Bitpanda Pro</text:a></text:p>
          </table:table-cell>
          <table:table-cell table:style-name="ce8" office:value-type="float" office:value="4.4" calcext:value-type="float">
            <text:p>4.4</text:p>
          </table:table-cell>
          <table:table-cell table:style-name="ce10" office:value-type="float" office:value="8308366.7609" calcext:value-type="float">
            <text:p>$8,308,367</text:p>
          </table:table-cell>
          <table:table-cell table:style-name="ce12" office:value-type="float" office:value="493" calcext:value-type="float">
            <text:p>493</text:p>
          </table:table-cell>
          <table:table-cell table:style-name="ce14" office:value-type="float" office:value="234847" calcext:value-type="float">
            <text:p>234,847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<text:a xlink:href="https://coinmarketcap.com/exchanges/bankcex/" xlink:type="simple">BankCEX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2884361.1644" calcext:value-type="float">
            <text:p>$2,884,361</text:p>
          </table:table-cell>
          <table:table-cell table:style-name="ce12" office:value-type="float" office:value="520" calcext:value-type="float">
            <text:p>520</text:p>
          </table:table-cell>
          <table:table-cell table:style-name="ce14" office:value-type="float" office:value="480919" calcext:value-type="float">
            <text:p>480,91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<text:a xlink:href="https://coinmarketcap.com/exchanges/bithumb-global/" xlink:type="simple">BitGlobal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2770278.3494" calcext:value-type="float">
            <text:p>$2,770,278</text:p>
          </table:table-cell>
          <table:table-cell table:style-name="ce12" office:value-type="float" office:value="504" calcext:value-type="float">
            <text:p>504</text:p>
          </table:table-cell>
          <table:table-cell table:style-name="ce14" office:value-type="float" office:value="1949" calcext:value-type="float">
            <text:p>1,94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<text:a xlink:href="https://coinmarketcap.com/exchanges/max-exchange/" xlink:type="simple">MAX Exchange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18914632.0294" calcext:value-type="float">
            <text:p>$18,914,632</text:p>
          </table:table-cell>
          <table:table-cell table:style-name="ce12" office:value-type="float" office:value="376" calcext:value-type="float">
            <text:p>376</text:p>
          </table:table-cell>
          <table:table-cell table:style-name="ce14" office:value-type="float" office:value="152051" calcext:value-type="float">
            <text:p>152,05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<text:a xlink:href="https://coinmarketcap.com/exchanges/coinw/" xlink:type="simple">CoinW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58252556.1045" calcext:value-type="float">
            <text:p>$58,252,556</text:p>
          </table:table-cell>
          <table:table-cell table:style-name="ce12" office:value-type="float" office:value="395" calcext:value-type="float">
            <text:p>395</text:p>
          </table:table-cell>
          <table:table-cell table:style-name="ce14" office:value-type="float" office:value="695589" calcext:value-type="float">
            <text:p>695,589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<text:a xlink:href="https://coinmarketcap.com/exchanges/bit2me/" xlink:type="simple">Bit2Me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2271765.9375" calcext:value-type="float">
            <text:p>$2,271,766</text:p>
          </table:table-cell>
          <table:table-cell table:style-name="ce12" office:value-type="float" office:value="436" calcext:value-type="float">
            <text:p>436</text:p>
          </table:table-cell>
          <table:table-cell table:style-name="ce14" office:value-type="float" office:value="84736" calcext:value-type="float">
            <text:p>84,73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<text:a xlink:href="https://coinmarketcap.com/exchanges/coinmate/" xlink:type="simple">CoinMate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3405317474.1885" calcext:value-type="float">
            <text:p>$3,405,317,474</text:p>
          </table:table-cell>
          <table:table-cell table:style-name="ce12" office:value-type="float" office:value="435" calcext:value-type="float">
            <text:p>435</text:p>
          </table:table-cell>
          <table:table-cell table:style-name="ce14" office:value-type="float" office:value="363773" calcext:value-type="float">
            <text:p>363,773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<text:a xlink:href="https://coinmarketcap.com/exchanges/hitbtc/" xlink:type="simple">HitBTC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1260088.8348" calcext:value-type="float">
            <text:p>$1,260,089</text:p>
          </table:table-cell>
          <table:table-cell table:style-name="ce12" office:value-type="float" office:value="454" calcext:value-type="float">
            <text:p>454</text:p>
          </table:table-cell>
          <table:table-cell table:style-name="ce14" office:value-type="float" office:value="183930" calcext:value-type="float">
            <text:p>183,930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<text:a xlink:href="https://coinmarketcap.com/exchanges/mercado-bitcoin/" xlink:type="simple">Mercado Bitcoin</text:a></text:p>
          </table:table-cell>
          <table:table-cell table:style-name="ce8" office:value-type="float" office:value="4.3" calcext:value-type="float">
            <text:p>4.3</text:p>
          </table:table-cell>
          <table:table-cell table:style-name="ce10" office:value-type="float" office:value="41740817.055" calcext:value-type="float">
            <text:p>$41,740,817</text:p>
          </table:table-cell>
          <table:table-cell table:style-name="ce12" office:value-type="float" office:value="519" calcext:value-type="float">
            <text:p>519</text:p>
          </table:table-cell>
          <table:table-cell table:style-name="ce14" office:value-type="float" office:value="365366" calcext:value-type="float">
            <text:p>365,36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<text:a xlink:href="https://coinmarketcap.com/exchanges/indoex/" xlink:type="simple">IndoEx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681303172.3718" calcext:value-type="float">
            <text:p>$681,303,172</text:p>
          </table:table-cell>
          <table:table-cell table:style-name="ce12" office:value-type="float" office:value="466" calcext:value-type="float">
            <text:p>466</text:p>
          </table:table-cell>
          <table:table-cell table:style-name="ce14" office:value-type="float" office:value="732237" calcext:value-type="float">
            <text:p>732,237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<text:a xlink:href="https://coinmarketcap.com/exchanges/bitexen/" xlink:type="simple">Bitexen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91476441.0079" calcext:value-type="float">
            <text:p>$91,476,441</text:p>
          </table:table-cell>
          <table:table-cell table:style-name="ce12" office:value-type="float" office:value="302" calcext:value-type="float">
            <text:p>302</text:p>
          </table:table-cell>
          <table:table-cell table:style-name="ce14" office:value-type="float" office:value="176780" calcext:value-type="float">
            <text:p>176,780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<text:a xlink:href="https://coinmarketcap.com/exchanges/btc-markets/" xlink:type="simple">BTC Markets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543775.9166" calcext:value-type="float">
            <text:p>$543,776</text:p>
          </table:table-cell>
          <table:table-cell table:style-name="ce12" office:value-type="float" office:value="468" calcext:value-type="float">
            <text:p>468</text:p>
          </table:table-cell>
          <table:table-cell table:style-name="ce14" office:value-type="float" office:value="52361" calcext:value-type="float">
            <text:p>52,361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<text:a xlink:href="https://coinmarketcap.com/exchanges/coindcx/" xlink:type="simple">CoinDCX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2409800.7469" calcext:value-type="float">
            <text:p>$2,409,801</text:p>
          </table:table-cell>
          <table:table-cell table:style-name="ce12" office:value-type="float" office:value="454" calcext:value-type="float">
            <text:p>454</text:p>
          </table:table-cell>
          <table:table-cell table:style-name="ce14" office:value-type="float" office:value="10193" calcext:value-type="float">
            <text:p>10,193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<text:a xlink:href="https://coinmarketcap.com/exchanges/aex/" xlink:type="simple">AEX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78934700.4003" calcext:value-type="float">
            <text:p>$78,934,700</text:p>
          </table:table-cell>
          <table:table-cell table:style-name="ce12" office:value-type="float" office:value="377" calcext:value-type="float">
            <text:p>377</text:p>
          </table:table-cell>
          <table:table-cell table:style-name="ce14" office:value-type="float" office:value="103905" calcext:value-type="float">
            <text:p>103,905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<text:a xlink:href="https://coinmarketcap.com/exchanges/probit-korea/" xlink:type="simple">ProBit</text:a></text:p>
          </table:table-cell>
          <table:table-cell table:style-name="ce8" office:value-type="float" office:value="4.2" calcext:value-type="float">
            <text:p>4.2</text:p>
          </table:table-cell>
          <table:table-cell table:style-name="ce10" office:value-type="float" office:value="1605998.6163" calcext:value-type="float">
            <text:p>$1,605,999</text:p>
          </table:table-cell>
          <table:table-cell table:style-name="ce12" office:value-type="float" office:value="481" calcext:value-type="float">
            <text:p>481</text:p>
          </table:table-cell>
          <table:table-cell table:style-name="ce14" office:value-type="float" office:value="45264" calcext:value-type="float">
            <text:p>45,264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<text:a xlink:href="https://coinmarketcap.com/exchanges/bitget/" xlink:type="simple">Bitget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4929469.2322" calcext:value-type="float">
            <text:p>$4,929,469</text:p>
          </table:table-cell>
          <table:table-cell table:style-name="ce12" office:value-type="float" office:value="584" calcext:value-type="float">
            <text:p>584</text:p>
          </table:table-cell>
          <table:table-cell table:style-name="ce14" office:value-type="float" office:value="126374" calcext:value-type="float">
            <text:p>126,374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<text:a xlink:href="https://coinmarketcap.com/exchanges/mandala/" xlink:type="simple">Mandala Exchange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66783.3366" calcext:value-type="float">
            <text:p>$66,783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office:value-type="float" office:value="236979" calcext:value-type="float">
            <text:p>236,979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<text:a xlink:href="https://coinmarketcap.com/exchanges/independent-reserve/" xlink:type="simple">Independent Reserve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253451668.8998" calcext:value-type="float">
            <text:p>$253,451,669</text:p>
          </table:table-cell>
          <table:table-cell table:style-name="ce12" office:value-type="float" office:value="452" calcext:value-type="float">
            <text:p>452</text:p>
          </table:table-cell>
          <table:table-cell table:style-name="ce14" office:value-type="float" office:value="140635" calcext:value-type="float">
            <text:p>140,63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<text:a xlink:href="https://coinmarketcap.com/exchanges/therocktrading/" xlink:type="simple">The Rock Trading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153837018.2682" calcext:value-type="float">
            <text:p>$153,837,018</text:p>
          </table:table-cell>
          <table:table-cell table:style-name="ce12" office:value-type="float" office:value="408" calcext:value-type="float">
            <text:p>408</text:p>
          </table:table-cell>
          <table:table-cell table:style-name="ce14" office:value-type="float" office:value="550220" calcext:value-type="float">
            <text:p>550,220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<text:a xlink:href="https://coinmarketcap.com/exchanges/delta-exchange/" xlink:type="simple">Delta Exchange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336370.6226" calcext:value-type="float">
            <text:p>$336,371</text:p>
          </table:table-cell>
          <table:table-cell table:style-name="ce12" office:value-type="float" office:value="496" calcext:value-type="float">
            <text:p>496</text:p>
          </table:table-cell>
          <table:table-cell table:style-name="ce14" office:value-type="float" office:value="2418" calcext:value-type="float">
            <text:p>2,418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<text:a xlink:href="https://coinmarketcap.com/exchanges/folgory/" xlink:type="simple">Folgory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700860798.1002" calcext:value-type="float">
            <text:p>$700,860,798</text:p>
          </table:table-cell>
          <table:table-cell table:style-name="ce12" office:value-type="float" office:value="239" calcext:value-type="float">
            <text:p>239</text:p>
          </table:table-cell>
          <table:table-cell table:style-name="ce14" office:value-type="float" office:value="51156" calcext:value-type="float">
            <text:p>51,156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<text:a xlink:href="https://coinmarketcap.com/exchanges/dex-trade/" xlink:type="simple">Dex-Trade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7034.7123" calcext:value-type="float">
            <text:p>$7,035</text:p>
          </table:table-cell>
          <table:table-cell table:style-name="ce12" office:value-type="float" office:value="307" calcext:value-type="float">
            <text:p>307</text:p>
          </table:table-cell>
          <table:table-cell table:style-name="ce14" office:value-type="float" office:value="99080" calcext:value-type="float">
            <text:p>99,080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<text:a xlink:href="https://coinmarketcap.com/exchanges/uniswap-v3-arbitrum/" xlink:type="simple">Uniswap (V3) (Arbitrum)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13505293.6613" calcext:value-type="float">
            <text:p>$13,505,294</text:p>
          </table:table-cell>
          <table:table-cell table:style-name="ce12" office:value-type="float" office:value="160" calcext:value-type="float">
            <text:p>160</text:p>
          </table:table-cell>
          <table:table-cell table:style-name="ce14" office:value-type="float" office:value="53715" calcext:value-type="float">
            <text:p>53,715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<text:a xlink:href="https://coinmarketcap.com/exchanges/pionex/" xlink:type="simple">Pionex</text:a></text:p>
          </table:table-cell>
          <table:table-cell table:style-name="ce8" office:value-type="float" office:value="4.1" calcext:value-type="float">
            <text:p>4.1</text:p>
          </table:table-cell>
          <table:table-cell table:style-name="ce10" office:value-type="float" office:value="22843286.1609" calcext:value-type="float">
            <text:p>$22,843,286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<text:a xlink:href="https://coinmarketcap.com/exchanges/zebpay/" xlink:type="simple">ZebPay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701248.4065" calcext:value-type="float">
            <text:p>$5,701,248</text:p>
          </table:table-cell>
          <table:table-cell table:style-name="ce12" office:value-type="float" office:value="415" calcext:value-type="float">
            <text:p>415</text:p>
          </table:table-cell>
          <table:table-cell table:style-name="ce14" office:value-type="float" office:value="31765" calcext:value-type="float">
            <text:p>31,765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<text:a xlink:href="https://coinmarketcap.com/exchanges/novadax/" xlink:type="simple">NovaDAX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206645.2777" calcext:value-type="float">
            <text:p>$1,206,645</text:p>
          </table:table-cell>
          <table:table-cell table:style-name="ce12" office:value-type="float" office:value="385" calcext:value-type="float">
            <text:p>385</text:p>
          </table:table-cell>
          <table:table-cell table:style-name="ce14" office:value-type="float" office:value="61932" calcext:value-type="float">
            <text:p>61,932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/>
          <table:table-cell table:style-name="ce22" table:number-columns-repeated="3"/>
          <table:table-cell table:number-columns-repeated="3"/>
          <table:table-cell table:style-name="ce22" table:number-columns-repeated="3"/>
          <table:table-cell table:number-columns-repeated="100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<text:a xlink:href="https://coinmarketcap.com/exchanges/therocktrading/" xlink:type="simple">The Rock Trading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640131.3069" calcext:value-type="float">
            <text:p>$640,131</text:p>
          </table:table-cell>
          <table:table-cell table:style-name="ce12" office:value-type="float" office:value="457" calcext:value-type="float">
            <text:p>457</text:p>
          </table:table-cell>
          <table:table-cell table:style-name="ce14" office:value-type="float" office:value="17650" calcext:value-type="float">
            <text:p>17,65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<text:a xlink:href="https://coinmarketcap.com/exchanges/novadax/" xlink:type="simple">NovaDAX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480779.5436" calcext:value-type="float">
            <text:p>$480,780</text:p>
          </table:table-cell>
          <table:table-cell table:style-name="ce12" office:value-type="float" office:value="410" calcext:value-type="float">
            <text:p>410</text:p>
          </table:table-cell>
          <table:table-cell table:style-name="ce14" office:value-type="float" office:value="156290" calcext:value-type="float">
            <text:p>156,29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<text:a xlink:href="https://coinmarketcap.com/exchanges/satang-pro/" xlink:type="simple">Satang Pro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12444.5644" calcext:value-type="float">
            <text:p>$112,445</text:p>
          </table:table-cell>
          <table:table-cell table:style-name="ce12" office:value-type="float" office:value="441" calcext:value-type="float">
            <text:p>441</text:p>
          </table:table-cell>
          <table:table-cell table:style-name="ce14" office:value-type="float" office:value="118121" calcext:value-type="float">
            <text:p>118,12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<text:a xlink:href="https://coinmarketcap.com/exchanges/aave/" xlink:type="simple">Aave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13333601.3217" calcext:value-type="float">
            <text:p>$13,333,60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67173" calcext:value-type="float">
            <text:p>267,17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<text:a xlink:href="https://coinmarketcap.com/exchanges/bkex/" xlink:type="simple">BKEX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73173219.9152" calcext:value-type="float">
            <text:p>$73,173,220</text:p>
          </table:table-cell>
          <table:table-cell table:style-name="ce12" office:value-type="float" office:value="407" calcext:value-type="float">
            <text:p>407</text:p>
          </table:table-cell>
          <table:table-cell table:style-name="ce14" office:value-type="float" office:value="435891" calcext:value-type="float">
            <text:p>435,89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<text:a xlink:href="https://coinmarketcap.com/exchanges/polyx/" xlink:type="simple">Polyx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1763713.8201" calcext:value-type="float">
            <text:p>$1,763,714</text:p>
          </table:table-cell>
          <table:table-cell table:style-name="ce12" office:value-type="float" office:value="353" calcext:value-type="float">
            <text:p>353</text:p>
          </table:table-cell>
          <table:table-cell table:style-name="ce14" office:value-type="float" office:value="66719" calcext:value-type="float">
            <text:p>66,71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<text:a xlink:href="https://coinmarketcap.com/exchanges/stormgain/" xlink:type="simple">StormGain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9365386.4191" calcext:value-type="float">
            <text:p>$9,365,386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7947" calcext:value-type="float">
            <text:p>317,94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<text:a xlink:href="https://coinmarketcap.com/exchanges/bit-com/" xlink:type="simple">Bit.com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278886.6841" calcext:value-type="float">
            <text:p>$278,887</text:p>
          </table:table-cell>
          <table:table-cell table:style-name="ce12" office:value-type="float" office:value="408" calcext:value-type="float">
            <text:p>408</text:p>
          </table:table-cell>
          <table:table-cell table:style-name="ce14" office:value-type="float" office:value="9481" calcext:value-type="float">
            <text:p>9,48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<text:a xlink:href="https://coinmarketcap.com/exchanges/localtrade/" xlink:type="simple">LocalTrade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9053611.3131" calcext:value-type="float">
            <text:p>$9,053,611</text:p>
          </table:table-cell>
          <table:table-cell table:style-name="ce12" office:value-type="float" office:value="515" calcext:value-type="float">
            <text:p>515</text:p>
          </table:table-cell>
          <table:table-cell table:style-name="ce14" office:value-type="float" office:value="85248" calcext:value-type="float">
            <text:p>85,24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<text:a xlink:href="https://coinmarketcap.com/exchanges/bitci/" xlink:type="simple">Bitci</text:a></text:p>
          </table:table-cell>
          <table:table-cell table:style-name="ce9" office:value-type="float" office:value="3.9" calcext:value-type="float">
            <text:p>3.9</text:p>
          </table:table-cell>
          <table:table-cell table:style-name="ce10" office:value-type="float" office:value="901318.5909" calcext:value-type="float">
            <text:p>$901,319</text:p>
          </table:table-cell>
          <table:table-cell table:style-name="ce12" office:value-type="float" office:value="429" calcext:value-type="float">
            <text:p>429</text:p>
          </table:table-cell>
          <table:table-cell table:style-name="ce14" office:value-type="float" office:value="122477" calcext:value-type="float">
            <text:p>122,47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<text:a xlink:href="https://coinmarketcap.com/exchanges/bitbns/" xlink:type="simple">Bitbns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4162588.1873" calcext:value-type="float">
            <text:p>$14,162,588</text:p>
          </table:table-cell>
          <table:table-cell table:style-name="ce12" office:value-type="float" office:value="345" calcext:value-type="float">
            <text:p>345</text:p>
          </table:table-cell>
          <table:table-cell table:style-name="ce14" office:value-type="float" office:value="187672" calcext:value-type="float">
            <text:p>187,672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<text:a xlink:href="https://coinmarketcap.com/exchanges/nicehash/" xlink:type="simple">NiceHash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720340.5025" calcext:value-type="float">
            <text:p>$1,720,341</text:p>
          </table:table-cell>
          <table:table-cell table:style-name="ce12" office:value-type="float" office:value="403" calcext:value-type="float">
            <text:p>403</text:p>
          </table:table-cell>
          <table:table-cell table:style-name="ce14" office:value-type="float" office:value="7424163" calcext:value-type="float">
            <text:p>7,424,16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<text:a xlink:href="https://coinmarketcap.com/exchanges/coinzoom/" xlink:type="simple">CoinZoom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231164.4604" calcext:value-type="float">
            <text:p>$1,231,164</text:p>
          </table:table-cell>
          <table:table-cell table:style-name="ce12" office:value-type="float" office:value="406" calcext:value-type="float">
            <text:p>406</text:p>
          </table:table-cell>
          <table:table-cell table:style-name="ce14" office:value-type="float" office:value="9685" calcext:value-type="float">
            <text:p>9,68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<text:a xlink:href="https://coinmarketcap.com/exchanges/katana/" xlink:type="simple">Katana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66735034.7641" calcext:value-type="float">
            <text:p>$66,735,035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686919" calcext:value-type="float">
            <text:p>686,91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<text:a xlink:href="https://coinmarketcap.com/exchanges/globitex/" xlink:type="simple">Globitex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203406.3157" calcext:value-type="float">
            <text:p>$1,203,406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office:value-type="float" office:value="634" calcext:value-type="float">
            <text:p>63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<text:a xlink:href="https://coinmarketcap.com/exchanges/coinmetro/" xlink:type="simple">CoinMetro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155748.3968" calcext:value-type="float">
            <text:p>$1,155,748</text:p>
          </table:table-cell>
          <table:table-cell table:style-name="ce12" office:value-type="float" office:value="396" calcext:value-type="float">
            <text:p>396</text:p>
          </table:table-cell>
          <table:table-cell table:style-name="ce14" office:value-type="float" office:value="83700" calcext:value-type="float">
            <text:p>83,70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<text:a xlink:href="https://coinmarketcap.com/exchanges/p2pb2b/" xlink:type="simple">P2PB2B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32624379.3543" calcext:value-type="float">
            <text:p>$32,624,379</text:p>
          </table:table-cell>
          <table:table-cell table:style-name="ce12" office:value-type="float" office:value="401" calcext:value-type="float">
            <text:p>401</text:p>
          </table:table-cell>
          <table:table-cell table:style-name="ce14" office:value-type="float" office:value="339230" calcext:value-type="float">
            <text:p>339,230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<text:a xlink:href="https://coinmarketcap.com/exchanges/bitbuy/" xlink:type="simple">Bitbuy</text:a></text:p>
          </table:table-cell>
          <table:table-cell table:style-name="ce9" office:value-type="float" office:value="3.8" calcext:value-type="float">
            <text:p>3.8</text:p>
          </table:table-cell>
          <table:table-cell table:style-name="ce10" office:value-type="float" office:value="179779.6202" calcext:value-type="float">
            <text:p>$179,780</text:p>
          </table:table-cell>
          <table:table-cell table:style-name="ce12" office:value-type="float" office:value="381" calcext:value-type="float">
            <text:p>381</text:p>
          </table:table-cell>
          <table:table-cell table:style-name="ce14" office:value-type="float" office:value="68735" calcext:value-type="float">
            <text:p>68,73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<text:a xlink:href="https://coinmarketcap.com/exchanges/latoken/" xlink:type="simple">LATOKEN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17107863.829" calcext:value-type="float">
            <text:p>$17,107,864</text:p>
          </table:table-cell>
          <table:table-cell table:style-name="ce12" office:value-type="float" office:value="439" calcext:value-type="float">
            <text:p>439</text:p>
          </table:table-cell>
          <table:table-cell table:style-name="ce14" office:value-type="float" office:value="185995" calcext:value-type="float">
            <text:p>185,995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<text:a xlink:href="https://coinmarketcap.com/exchanges/zipmex/" xlink:type="simple">Zipmex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2534987.3234" calcext:value-type="float">
            <text:p>$2,534,987</text:p>
          </table:table-cell>
          <table:table-cell table:style-name="ce12" office:value-type="float" office:value="297" calcext:value-type="float">
            <text:p>297</text:p>
          </table:table-cell>
          <table:table-cell table:style-name="ce14" office:value-type="float" office:value="219187" calcext:value-type="float">
            <text:p>219,187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<text:a xlink:href="https://coinmarketcap.com/exchanges/resfinex/" xlink:type="simple">Resfinex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8069836.0937" calcext:value-type="float">
            <text:p>$8,069,83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70" calcext:value-type="float">
            <text:p>27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<text:a xlink:href="https://coinmarketcap.com/exchanges/buda/" xlink:type="simple">Buda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1056457.2584" calcext:value-type="float">
            <text:p>$1,056,457</text:p>
          </table:table-cell>
          <table:table-cell table:style-name="ce12" office:value-type="float" office:value="386" calcext:value-type="float">
            <text:p>386</text:p>
          </table:table-cell>
          <table:table-cell table:style-name="ce14" office:value-type="float" office:value="166874" calcext:value-type="float">
            <text:p>166,87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<text:a xlink:href="https://coinmarketcap.com/exchanges/bit4you/" xlink:type="simple">bit4you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441667.1057" calcext:value-type="float">
            <text:p>$441,667</text:p>
          </table:table-cell>
          <table:table-cell table:style-name="ce12" office:value-type="float" office:value="398" calcext:value-type="float">
            <text:p>398</text:p>
          </table:table-cell>
          <table:table-cell table:style-name="ce14" office:value-type="float" office:value="13189" calcext:value-type="float">
            <text:p>13,18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<text:a xlink:href="https://coinmarketcap.com/exchanges/koinbazar/" xlink:type="simple">Koinbazar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4844276.0691" calcext:value-type="float">
            <text:p>$4,844,276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76706" calcext:value-type="float">
            <text:p>176,70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<text:a xlink:href="https://coinmarketcap.com/exchanges/bitforex/" xlink:type="simple">BitForex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264122399.1125" calcext:value-type="float">
            <text:p>$264,122,399</text:p>
          </table:table-cell>
          <table:table-cell table:style-name="ce12" office:value-type="float" office:value="381" calcext:value-type="float">
            <text:p>381</text:p>
          </table:table-cell>
          <table:table-cell table:style-name="ce14" office:value-type="float" office:value="480372" calcext:value-type="float">
            <text:p>480,37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<text:a xlink:href="https://coinmarketcap.com/exchanges/b2bx/" xlink:type="simple">B2BX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2058934.2003" calcext:value-type="float">
            <text:p>$2,058,934</text:p>
          </table:table-cell>
          <table:table-cell table:style-name="ce12" office:value-type="float" office:value="349" calcext:value-type="float">
            <text:p>349</text:p>
          </table:table-cell>
          <table:table-cell table:style-name="ce14" office:value-type="float" office:value="2327" calcext:value-type="float">
            <text:p>2,3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<text:a xlink:href="https://coinmarketcap.com/exchanges/kuna/" xlink:type="simple">Kuna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1560508.1456" calcext:value-type="float">
            <text:p>$1,560,508</text:p>
          </table:table-cell>
          <table:table-cell table:style-name="ce12" office:value-type="float" office:value="366" calcext:value-type="float">
            <text:p>366</text:p>
          </table:table-cell>
          <table:table-cell table:style-name="ce14" office:value-type="float" office:value="82488" calcext:value-type="float">
            <text:p>82,488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<text:a xlink:href="https://coinmarketcap.com/exchanges/biconomy/" xlink:type="simple">Biconomy Exchange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42540641.8403" calcext:value-type="float">
            <text:p>$42,540,642</text:p>
          </table:table-cell>
          <table:table-cell table:style-name="ce12" office:value-type="float" office:value="256" calcext:value-type="float">
            <text:p>256</text:p>
          </table:table-cell>
          <table:table-cell table:style-name="ce14" office:value-type="float" office:value="18503" calcext:value-type="float">
            <text:p>18,50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<text:a xlink:href="https://coinmarketcap.com/exchanges/50x/" xlink:type="simple">50x</text:a></text:p>
          </table:table-cell>
          <table:table-cell table:style-name="ce9" office:value-type="float" office:value="3.7" calcext:value-type="float">
            <text:p>3.7</text:p>
          </table:table-cell>
          <table:table-cell table:style-name="ce10" office:value-type="float" office:value="386315.5117" calcext:value-type="float">
            <text:p>$386,316</text:p>
          </table:table-cell>
          <table:table-cell table:style-name="ce12" office:value-type="float" office:value="189" calcext:value-type="float">
            <text:p>189</text:p>
          </table:table-cell>
          <table:table-cell table:style-name="ce14" office:value-type="float" office:value="8609" calcext:value-type="float">
            <text:p>8,60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<text:a xlink:href="https://coinmarketcap.com/exchanges/btcbox/" xlink:type="simple">BTCBOX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43075819.1734" calcext:value-type="float">
            <text:p>$43,075,819</text:p>
          </table:table-cell>
          <table:table-cell table:style-name="ce12" office:value-type="float" office:value="317" calcext:value-type="float">
            <text:p>317</text:p>
          </table:table-cell>
          <table:table-cell table:style-name="ce14" office:value-type="float" office:value="6014" calcext:value-type="float">
            <text:p>6,01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<text:a xlink:href="https://coinmarketcap.com/exchanges/kickex/" xlink:type="simple">KickEX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5503286.5273" calcext:value-type="float">
            <text:p>$5,503,287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office:value-type="float" office:value="18826" calcext:value-type="float">
            <text:p>18,82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<text:a xlink:href="https://coinmarketcap.com/exchanges/giottus/" xlink:type="simple">Giottus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468396121.0508" calcext:value-type="float">
            <text:p>$468,396,121</text:p>
          </table:table-cell>
          <table:table-cell table:style-name="ce12" office:value-type="float" office:value="252" calcext:value-type="float">
            <text:p>252</text:p>
          </table:table-cell>
          <table:table-cell table:style-name="ce14" office:value-type="float" office:value="136463" calcext:value-type="float">
            <text:p>136,46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<text:a xlink:href="https://coinmarketcap.com/exchanges/sinegy-marketplace/" xlink:type="simple">SINEGY Marketplace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22467162.0076" calcext:value-type="float">
            <text:p>$22,467,162</text:p>
          </table:table-cell>
          <table:table-cell table:style-name="ce12" office:value-type="float" office:value="410" calcext:value-type="float">
            <text:p>410</text:p>
          </table:table-cell>
          <table:table-cell table:style-name="ce14" office:value-type="float" office:value="2282" calcext:value-type="float">
            <text:p>2,28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<text:a xlink:href="https://coinmarketcap.com/exchanges/bingx/" xlink:type="simple">BingX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51832678.5053" calcext:value-type="float">
            <text:p>$51,832,679</text:p>
          </table:table-cell>
          <table:table-cell table:style-name="ce12" office:value-type="float" office:value="379" calcext:value-type="float">
            <text:p>379</text:p>
          </table:table-cell>
          <table:table-cell table:style-name="ce14" office:value-type="float" office:value="166464" calcext:value-type="float">
            <text:p>166,46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<text:a xlink:href="https://coinmarketcap.com/exchanges/huobi-japan/" xlink:type="simple">Huobi Japan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20737083.6006" calcext:value-type="float">
            <text:p>$20,737,084</text:p>
          </table:table-cell>
          <table:table-cell table:style-name="ce12" office:value-type="float" office:value="554" calcext:value-type="float">
            <text:p>554</text:p>
          </table:table-cell>
          <table:table-cell table:style-name="ce14" office:value-type="float" office:value="32460" calcext:value-type="float">
            <text:p>32,46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<text:a xlink:href="https://coinmarketcap.com/exchanges/unocoin/" xlink:type="simple">Unocoin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159037.1206" calcext:value-type="float">
            <text:p>$159,037</text:p>
          </table:table-cell>
          <table:table-cell table:style-name="ce12" office:value-type="float" office:value="187" calcext:value-type="float">
            <text:p>187</text:p>
          </table:table-cell>
          <table:table-cell table:style-name="ce14" office:value-type="float" office:value="21813" calcext:value-type="float">
            <text:p>21,81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<text:a xlink:href="https://coinmarketcap.com/exchanges/bitvast/" xlink:type="simple">Bitvast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2910645.9623" calcext:value-type="float">
            <text:p>$2,910,646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126" calcext:value-type="float">
            <text:p>12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<text:a xlink:href="https://coinmarketcap.com/exchanges/coinzo/" xlink:type="simple">Coinzo</text:a></text:p>
          </table:table-cell>
          <table:table-cell table:style-name="ce9" office:value-type="float" office:value="3.6" calcext:value-type="float">
            <text:p>3.6</text:p>
          </table:table-cell>
          <table:table-cell table:style-name="ce10" office:value-type="float" office:value="438.7005" calcext:value-type="float">
            <text:p>$439</text:p>
          </table:table-cell>
          <table:table-cell table:style-name="ce12" office:value-type="float" office:value="406" calcext:value-type="float">
            <text:p>406</text:p>
          </table:table-cell>
          <table:table-cell table:style-name="ce14" office:value-type="float" office:value="11669" calcext:value-type="float">
            <text:p>11,66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<text:a xlink:href="https://coinmarketcap.com/exchanges/ace/" xlink:type="simple">ACE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8276874.2586" calcext:value-type="float">
            <text:p>$8,276,874</text:p>
          </table:table-cell>
          <table:table-cell table:style-name="ce12" office:value-type="float" office:value="299" calcext:value-type="float">
            <text:p>299</text:p>
          </table:table-cell>
          <table:table-cell table:style-name="ce14" office:value-type="float" office:value="13618" calcext:value-type="float">
            <text:p>13,61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<text:a xlink:href="https://coinmarketcap.com/exchanges/cointiger/" xlink:type="simple">CoinTiger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15759700.7116" calcext:value-type="float">
            <text:p>$15,759,701</text:p>
          </table:table-cell>
          <table:table-cell table:style-name="ce12" office:value-type="float" office:value="408" calcext:value-type="float">
            <text:p>408</text:p>
          </table:table-cell>
          <table:table-cell table:style-name="ce14" office:value-type="float" office:value="82083" calcext:value-type="float">
            <text:p>82,083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<text:a xlink:href="https://coinmarketcap.com/exchanges/bibox/" xlink:type="simple">Bibox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395598202.1381" calcext:value-type="float">
            <text:p>$395,598,202</text:p>
          </table:table-cell>
          <table:table-cell table:style-name="ce12" office:value-type="float" office:value="364" calcext:value-type="float">
            <text:p>364</text:p>
          </table:table-cell>
          <table:table-cell table:style-name="ce14" office:value-type="float" office:value="146264" calcext:value-type="float">
            <text:p>146,264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<text:a xlink:href="https://coinmarketcap.com/exchanges/paymium/" xlink:type="simple">Paymium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26902.6609" calcext:value-type="float">
            <text:p>$26,903</text:p>
          </table:table-cell>
          <table:table-cell table:style-name="ce12" office:value-type="float" office:value="373" calcext:value-type="float">
            <text:p>373</text:p>
          </table:table-cell>
          <table:table-cell table:style-name="ce14" office:value-type="float" office:value="8272" calcext:value-type="float">
            <text:p>8,27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<text:a xlink:href="https://coinmarketcap.com/exchanges/timex/" xlink:type="simple">TimeX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2013866.1929" calcext:value-type="float">
            <text:p>$2,013,866</text:p>
          </table:table-cell>
          <table:table-cell table:style-name="ce12" office:value-type="float" office:value="283" calcext:value-type="float">
            <text:p>283</text:p>
          </table:table-cell>
          <table:table-cell table:style-name="ce14" office:value-type="float" office:value="7125" calcext:value-type="float">
            <text:p>7,12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<text:a xlink:href="https://coinmarketcap.com/exchanges/tokencan/" xlink:type="simple">TOKENCAN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218547937.6221" calcext:value-type="float">
            <text:p>$218,547,938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677" calcext:value-type="float">
            <text:p>67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<text:a xlink:href="https://coinmarketcap.com/exchanges/digitalexchange-id/" xlink:type="simple">digitalexchange.id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462889.3746" calcext:value-type="float">
            <text:p>$462,889</text:p>
          </table:table-cell>
          <table:table-cell table:style-name="ce12" office:value-type="float" office:value="335" calcext:value-type="float">
            <text:p>335</text:p>
          </table:table-cell>
          <table:table-cell table:style-name="ce14" office:value-type="float" office:value="5357" calcext:value-type="float">
            <text:p>5,35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<text:a xlink:href="https://coinmarketcap.com/exchanges/btse/" xlink:type="simple">BTSE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17619009.4128" calcext:value-type="float">
            <text:p>$17,619,009</text:p>
          </table:table-cell>
          <table:table-cell table:style-name="ce12" office:value-type="float" office:value="439" calcext:value-type="float">
            <text:p>439</text:p>
          </table:table-cell>
          <table:table-cell table:style-name="ce14" office:value-type="float" office:value="10014" calcext:value-type="float">
            <text:p>10,01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<text:a xlink:href="https://coinmarketcap.com/exchanges/bitazza/" xlink:type="simple">Bitazza</text:a></text:p>
          </table:table-cell>
          <table:table-cell table:style-name="ce9" office:value-type="float" office:value="3.5" calcext:value-type="float">
            <text:p>3.5</text:p>
          </table:table-cell>
          <table:table-cell table:style-name="ce10" office:value-type="float" office:value="1821217.8672" calcext:value-type="float">
            <text:p>$1,821,218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83686" calcext:value-type="float">
            <text:p>83,68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<text:a xlink:href="https://coinmarketcap.com/exchanges/alterdice/" xlink:type="simple">Alterdice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2728204.5459" calcext:value-type="float">
            <text:p>$2,728,205</text:p>
          </table:table-cell>
          <table:table-cell table:style-name="ce12" office:value-type="float" office:value="270" calcext:value-type="float">
            <text:p>270</text:p>
          </table:table-cell>
          <table:table-cell table:style-name="ce14" office:value-type="float" office:value="8329" calcext:value-type="float">
            <text:p>8,32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<text:a xlink:href="https://coinmarketcap.com/exchanges/zbg/" xlink:type="simple">ZBG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439353341.212" calcext:value-type="float">
            <text:p>$1,439,353,341</text:p>
          </table:table-cell>
          <table:table-cell table:style-name="ce12" office:value-type="float" office:value="432" calcext:value-type="float">
            <text:p>432</text:p>
          </table:table-cell>
          <table:table-cell table:style-name="ce14" office:value-type="float" office:value="13921" calcext:value-type="float">
            <text:p>13,92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<text:a xlink:href="https://coinmarketcap.com/exchanges/coinut/" xlink:type="simple">Coinut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4860.6457" calcext:value-type="float">
            <text:p>$4,861</text:p>
          </table:table-cell>
          <table:table-cell table:style-name="ce12" office:value-type="float" office:value="356" calcext:value-type="float">
            <text:p>356</text:p>
          </table:table-cell>
          <table:table-cell table:style-name="ce14" office:value-type="float" office:value="10903" calcext:value-type="float">
            <text:p>10,90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<text:a xlink:href="https://coinmarketcap.com/exchanges/felixo/" xlink:type="simple">Felixo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2798147.2269" calcext:value-type="float">
            <text:p>$2,798,147</text:p>
          </table:table-cell>
          <table:table-cell table:style-name="ce12" office:value-type="float" office:value="297" calcext:value-type="float">
            <text:p>297</text:p>
          </table:table-cell>
          <table:table-cell table:style-name="ce14" office:value-type="float" office:value="7370" calcext:value-type="float">
            <text:p>7,37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<text:a xlink:href="https://coinmarketcap.com/exchanges/hanbitco/" xlink:type="simple">Hanbitco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746420.727" calcext:value-type="float">
            <text:p>$746,421</text:p>
          </table:table-cell>
          <table:table-cell table:style-name="ce12" office:value-type="float" office:value="104" calcext:value-type="float">
            <text:p>104</text:p>
          </table:table-cell>
          <table:table-cell table:style-name="ce14" office:value-type="float" office:value="2911" calcext:value-type="float">
            <text:p>2,91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<text:a xlink:href="https://coinmarketcap.com/exchanges/bitclude/" xlink:type="simple">BitClude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7273.4515" calcext:value-type="float">
            <text:p>$7,273</text:p>
          </table:table-cell>
          <table:table-cell table:style-name="ce12" office:value-type="float" office:value="360" calcext:value-type="float">
            <text:p>360</text:p>
          </table:table-cell>
          <table:table-cell table:style-name="ce14" office:value-type="float" office:value="11140" calcext:value-type="float">
            <text:p>11,14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<text:a xlink:href="https://coinmarketcap.com/exchanges/coindeal/" xlink:type="simple">Coindeal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4779931.1987" calcext:value-type="float">
            <text:p>$14,779,931</text:p>
          </table:table-cell>
          <table:table-cell table:style-name="ce12" office:value-type="float" office:value="265" calcext:value-type="float">
            <text:p>265</text:p>
          </table:table-cell>
          <table:table-cell table:style-name="ce14" office:value-type="float" office:value="9330" calcext:value-type="float">
            <text:p>9,33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<text:a xlink:href="https://coinmarketcap.com/exchanges/bitay/" xlink:type="simple">Bitay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8140035.777" calcext:value-type="float">
            <text:p>$18,140,036</text:p>
          </table:table-cell>
          <table:table-cell table:style-name="ce12" office:value-type="float" office:value="389" calcext:value-type="float">
            <text:p>389</text:p>
          </table:table-cell>
          <table:table-cell table:style-name="ce14" office:value-type="float" office:value="44254" calcext:value-type="float">
            <text:p>44,25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<text:a xlink:href="https://coinmarketcap.com/exchanges/paritex/" xlink:type="simple">Paritex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4492340.8175" calcext:value-type="float">
            <text:p>$14,492,341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972" calcext:value-type="float">
            <text:p>97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<text:a xlink:href="https://coinmarketcap.com/exchanges/hoo/" xlink:type="simple">Hoo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53046818.5022" calcext:value-type="float">
            <text:p>$53,046,819</text:p>
          </table:table-cell>
          <table:table-cell table:style-name="ce12" office:value-type="float" office:value="322" calcext:value-type="float">
            <text:p>322</text:p>
          </table:table-cell>
          <table:table-cell table:style-name="ce14" office:value-type="float" office:value="135788" calcext:value-type="float">
            <text:p>135,78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<text:a xlink:href="https://coinmarketcap.com/exchanges/nominex/" xlink:type="simple">Nominex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500457.5541" calcext:value-type="float">
            <text:p>$1,500,458</text:p>
          </table:table-cell>
          <table:table-cell table:style-name="ce12" office:value-type="float" office:value="429" calcext:value-type="float">
            <text:p>429</text:p>
          </table:table-cell>
          <table:table-cell table:style-name="ce14" office:value-type="float" office:value="94686" calcext:value-type="float">
            <text:p>94,68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<text:a xlink:href="https://coinmarketcap.com/exchanges/coineal/" xlink:type="simple">Coineal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4915200.7007" calcext:value-type="float">
            <text:p>$4,915,201</text:p>
          </table:table-cell>
          <table:table-cell table:style-name="ce12" office:value-type="float" office:value="438" calcext:value-type="float">
            <text:p>438</text:p>
          </table:table-cell>
          <table:table-cell table:style-name="ce14" office:value-type="float" office:value="10983" calcext:value-type="float">
            <text:p>10,98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<text:a xlink:href="https://coinmarketcap.com/exchanges/balancer-v2/" xlink:type="simple">Balancer (V2)</text:a></text:p>
          </table:table-cell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11909483.1538" calcext:value-type="float">
            <text:p>$11,909,483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62147" calcext:value-type="float">
            <text:p>62,14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<text:a xlink:href="https://coinmarketcap.com/exchanges/namebase/" xlink:type="simple">Namebase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8409.1348" calcext:value-type="float">
            <text:p>$8,409</text:p>
          </table:table-cell>
          <table:table-cell table:style-name="ce12" office:value-type="float" office:value="346" calcext:value-type="float">
            <text:p>346</text:p>
          </table:table-cell>
          <table:table-cell table:style-name="ce14" office:value-type="float" office:value="60697" calcext:value-type="float">
            <text:p>60,69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<text:a xlink:href="https://coinmarketcap.com/exchanges/vindax/" xlink:type="simple">VinDAX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6142635.8074" calcext:value-type="float">
            <text:p>$6,142,636</text:p>
          </table:table-cell>
          <table:table-cell table:style-name="ce12" office:value-type="float" office:value="386" calcext:value-type="float">
            <text:p>386</text:p>
          </table:table-cell>
          <table:table-cell table:style-name="ce14" office:value-type="float" office:value="67359" calcext:value-type="float">
            <text:p>67,359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<text:a xlink:href="https://coinmarketcap.com/exchanges/changelly-pro/" xlink:type="simple">Changelly PRO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1435009934.2747" calcext:value-type="float">
            <text:p>$1,435,009,934</text:p>
          </table:table-cell>
          <table:table-cell table:style-name="ce12" office:value-type="float" office:value="354" calcext:value-type="float">
            <text:p>354</text:p>
          </table:table-cell>
          <table:table-cell table:style-name="ce14" office:value-type="float" office:value="7710" calcext:value-type="float">
            <text:p>7,71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<text:a xlink:href="https://coinmarketcap.com/exchanges/decoin/" xlink:type="simple">Decoin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85344036.1591" calcext:value-type="float">
            <text:p>$85,344,036</text:p>
          </table:table-cell>
          <table:table-cell table:style-name="ce12" office:value-type="float" office:value="388" calcext:value-type="float">
            <text:p>388</text:p>
          </table:table-cell>
          <table:table-cell table:style-name="ce14" office:value-type="float" office:value="26990" calcext:value-type="float">
            <text:p>26,99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<text:a xlink:href="https://coinmarketcap.com/exchanges/exir/" xlink:type="simple">EXIR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340584.2798" calcext:value-type="float">
            <text:p>$340,584</text:p>
          </table:table-cell>
          <table:table-cell table:style-name="ce12" office:value-type="float" office:value="251" calcext:value-type="float">
            <text:p>251</text:p>
          </table:table-cell>
          <table:table-cell table:style-name="ce14" office:value-type="float" office:value="11302" calcext:value-type="float">
            <text:p>11,30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<text:a xlink:href="https://coinmarketcap.com/exchanges/narkasa/" xlink:type="simple">Narkasa</text:a></text:p>
          </table:table-cell>
          <table:table-cell table:style-name="ce9" office:value-type="float" office:value="3.3" calcext:value-type="float">
            <text:p>3.3</text:p>
          </table:table-cell>
          <table:table-cell table:style-name="ce10" office:value-type="float" office:value="155953.0036" calcext:value-type="float">
            <text:p>$155,953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527" calcext:value-type="float">
            <text:p>5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<text:a xlink:href="https://coinmarketcap.com/exchanges/bitopro/" xlink:type="simple">BitoPro</text:a>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6629750.9978" calcext:value-type="float">
            <text:p>$6,629,75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79038" calcext:value-type="float">
            <text:p>79,03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<text:a xlink:href="https://coinmarketcap.com/exchanges/emirex/" xlink:type="simple">Emirex</text:a>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2036696.5681" calcext:value-type="float">
            <text:p>$2,036,697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6453" calcext:value-type="float">
            <text:p>6,45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<text:a xlink:href="https://coinmarketcap.com/exchanges/catex/" xlink:type="simple">Cat.Ex</text:a>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38931206.1496" calcext:value-type="float">
            <text:p>$38,931,206</text:p>
          </table:table-cell>
          <table:table-cell table:style-name="ce12" office:value-type="float" office:value="384" calcext:value-type="float">
            <text:p>384</text:p>
          </table:table-cell>
          <table:table-cell table:style-name="ce14" office:value-type="float" office:value="30623" calcext:value-type="float">
            <text:p>30,62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<text:a xlink:href="https://coinmarketcap.com/exchanges/finexbox/" xlink:type="simple">Finexbox</text:a>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21085791.0135" calcext:value-type="float">
            <text:p>$21,085,791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office:value-type="float" office:value="43032" calcext:value-type="float">
            <text:p>43,032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<text:a xlink:href="https://coinmarketcap.com/exchanges/dove-wallet/" xlink:type="simple">Dove Wallet</text:a>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110306.2992" calcext:value-type="float">
            <text:p>$110,306</text:p>
          </table:table-cell>
          <table:table-cell table:style-name="ce12" office:value-type="float" office:value="281" calcext:value-type="float">
            <text:p>281</text:p>
          </table:table-cell>
          <table:table-cell table:style-name="ce14" office:value-type="float" office:value="48217" calcext:value-type="float">
            <text:p>48,21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<text:a xlink:href="https://coinmarketcap.com/exchanges/tokenize-xchange/" xlink:type="simple">Tokenize Xchange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43467987.251" calcext:value-type="float">
            <text:p>$43,467,987</text:p>
          </table:table-cell>
          <table:table-cell table:style-name="ce12" office:value-type="float" office:value="349" calcext:value-type="float">
            <text:p>349</text:p>
          </table:table-cell>
          <table:table-cell table:style-name="ce14" office:value-type="float" office:value="60312" calcext:value-type="float">
            <text:p>60,31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<text:a xlink:href="https://coinmarketcap.com/exchanges/crex24/" xlink:type="simple">Crex24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3026537.2404" calcext:value-type="float">
            <text:p>$3,026,537</text:p>
          </table:table-cell>
          <table:table-cell table:style-name="ce12" office:value-type="float" office:value="218" calcext:value-type="float">
            <text:p>218</text:p>
          </table:table-cell>
          <table:table-cell table:style-name="ce14" office:value-type="float" office:value="268930" calcext:value-type="float">
            <text:p>268,930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<text:a xlink:href="https://coinmarketcap.com/exchanges/hotcoin-global/" xlink:type="simple">Hotcoin Global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148219145.7165" calcext:value-type="float">
            <text:p>$148,219,146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247" calcext:value-type="float">
            <text:p>24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<text:a xlink:href="https://coinmarketcap.com/exchanges/valr/" xlink:type="simple">VALR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2847172.6035" calcext:value-type="float">
            <text:p>$2,847,173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590" calcext:value-type="float">
            <text:p>31,590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<text:a xlink:href="https://coinmarketcap.com/exchanges/gopax/" xlink:type="simple">GOPAX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4381108.1161" calcext:value-type="float">
            <text:p>$4,381,108</text:p>
          </table:table-cell>
          <table:table-cell table:style-name="ce12" office:value-type="float" office:value="203" calcext:value-type="float">
            <text:p>203</text:p>
          </table:table-cell>
          <table:table-cell table:style-name="ce14" office:value-type="float" office:value="87660" calcext:value-type="float">
            <text:p>87,66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<text:a xlink:href="https://coinmarketcap.com/exchanges/artis-turba/" xlink:type="simple">Artis Turba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3031.2334" calcext:value-type="float">
            <text:p>$3,031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377" calcext:value-type="float">
            <text:p>37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<text:a xlink:href="https://coinmarketcap.com/exchanges/bvnex/" xlink:type="simple">Bvnex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3642131.8622" calcext:value-type="float">
            <text:p>$3,642,132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670" calcext:value-type="float">
            <text:p>67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<text:a xlink:href="https://coinmarketcap.com/exchanges/coinfalcon/" xlink:type="simple">CoinFalcon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2173.7242" calcext:value-type="float">
            <text:p>$2,174</text:p>
          </table:table-cell>
          <table:table-cell table:style-name="ce12" office:value-type="float" office:value="287" calcext:value-type="float">
            <text:p>287</text:p>
          </table:table-cell>
          <table:table-cell table:style-name="ce14" office:value-type="float" office:value="7578" calcext:value-type="float">
            <text:p>7,57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<text:a xlink:href="https://coinmarketcap.com/exchanges/altcoin-trader/" xlink:type="simple">Altcoin Trader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2299130.2565" calcext:value-type="float">
            <text:p>$2,299,13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7975" calcext:value-type="float">
            <text:p>317,97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<text:a xlink:href="https://coinmarketcap.com/exchanges/litebit/" xlink:type="simple">LiteBit.eu</text:a></text:p>
          </table:table-cell>
          <table:table-cell table:style-name="ce9" office:value-type="float" office:value="3.1" calcext:value-type="float">
            <text:p>3.1</text:p>
          </table:table-cell>
          <table:table-cell table:style-name="ce10" office:value-type="float" office:value="200728.0248" calcext:value-type="float">
            <text:p>$200,728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76857" calcext:value-type="float">
            <text:p>176,85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<text:a xlink:href="https://coinmarketcap.com/exchanges/zonda/" xlink:type="simple">Zonda (BitBay)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328542.2411" calcext:value-type="float">
            <text:p>$4,328,542</text:p>
          </table:table-cell>
          <table:table-cell table:style-name="ce12" office:value-type="float" office:value="391" calcext:value-type="float">
            <text:p>391</text:p>
          </table:table-cell>
          <table:table-cell table:style-name="ce14" office:value-type="float" office:value="166601" calcext:value-type="float">
            <text:p>166,60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<text:a xlink:href="https://coinmarketcap.com/exchanges/btc-alpha/" xlink:type="simple">BTC-Alpha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392509.721" calcext:value-type="float">
            <text:p>$1,392,510</text:p>
          </table:table-cell>
          <table:table-cell table:style-name="ce12" office:value-type="float" office:value="351" calcext:value-type="float">
            <text:p>351</text:p>
          </table:table-cell>
          <table:table-cell table:style-name="ce14" office:value-type="float" office:value="172596" calcext:value-type="float">
            <text:p>172,596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<text:a xlink:href="https://coinmarketcap.com/exchanges/paybito/" xlink:type="simple">PayBito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9307750.8001" calcext:value-type="float">
            <text:p>$19,307,751</text:p>
          </table:table-cell>
          <table:table-cell table:style-name="ce12" office:value-type="float" office:value="358" calcext:value-type="float">
            <text:p>358</text:p>
          </table:table-cell>
          <table:table-cell table:style-name="ce14" office:value-type="float" office:value="2282" calcext:value-type="float">
            <text:p>2,28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<text:a xlink:href="https://coinmarketcap.com/exchanges/secondbtc/" xlink:type="simple">SecondBTC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65665.1939" calcext:value-type="float">
            <text:p>$365,665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15" calcext:value-type="float">
            <text:p>21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<text:a xlink:href="https://coinmarketcap.com/exchanges/aprobit/" xlink:type="simple">APROBIT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24817.1153" calcext:value-type="float">
            <text:p>$124,817</text:p>
          </table:table-cell>
          <table:table-cell table:style-name="ce12" office:value-type="float" office:value="246" calcext:value-type="float">
            <text:p>246</text:p>
          </table:table-cell>
          <table:table-cell table:style-name="ce14" office:value-type="float" office:value="1289" calcext:value-type="float">
            <text:p>1,28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<text:a xlink:href="https://coinmarketcap.com/exchanges/ubeswap/" xlink:type="simple">Ubeswap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47958.8062" calcext:value-type="float">
            <text:p>$147,959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9770" calcext:value-type="float">
            <text:p>19,77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<text:a xlink:href="https://coinmarketcap.com/exchanges/dcoin/" xlink:type="simple">Dcoin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66714797.8134" calcext:value-type="float">
            <text:p>$66,714,798</text:p>
          </table:table-cell>
          <table:table-cell table:style-name="ce12" office:value-type="float" office:value="260" calcext:value-type="float">
            <text:p>260</text:p>
          </table:table-cell>
          <table:table-cell table:style-name="ce14" office:value-type="float" office:value="43423" calcext:value-type="float">
            <text:p>43,42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<text:a xlink:href="https://coinmarketcap.com/exchanges/gdac/" xlink:type="simple">GDAC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04383.7154" calcext:value-type="float">
            <text:p>$104,384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2279" calcext:value-type="float">
            <text:p>22,27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<text:a xlink:href="https://coinmarketcap.com/exchanges/txbit/" xlink:type="simple">Txbit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903403.2664" calcext:value-type="float">
            <text:p>$903,403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4565" calcext:value-type="float">
            <text:p>24,56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<text:a xlink:href="https://coinmarketcap.com/exchanges/tradeogre/" xlink:type="simple">TradeOgre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898292.1575" calcext:value-type="float">
            <text:p>$898,292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702249" calcext:value-type="float">
            <text:p>702,24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<text:a xlink:href="https://coinmarketcap.com/exchanges/hotbit-korea/" xlink:type="simple">BitClover (Hotbit Korea)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50249008.1248" calcext:value-type="float">
            <text:p>$50,249,008</text:p>
          </table:table-cell>
          <table:table-cell table:style-name="ce12" office:value-type="float" office:value="342" calcext:value-type="float">
            <text:p>342</text:p>
          </table:table-cell>
          <table:table-cell table:style-name="ce14" office:value-type="float" office:value="6219" calcext:value-type="float">
            <text:p>6,219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<text:a xlink:href="https://coinmarketcap.com/exchanges/bitexlive/" xlink:type="simple">BITEXLIVE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12797322.2487" calcext:value-type="float">
            <text:p>$12,797,322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1450" calcext:value-type="float">
            <text:p>1,45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<text:a xlink:href="https://coinmarketcap.com/exchanges/southxchange/" xlink:type="simple">SouthXchange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106069.3888" calcext:value-type="float">
            <text:p>$106,069</text:p>
          </table:table-cell>
          <table:table-cell table:style-name="ce12" office:value-type="float" office:value="225" calcext:value-type="float">
            <text:p>225</text:p>
          </table:table-cell>
          <table:table-cell table:style-name="ce14" office:value-type="float" office:value="31506" calcext:value-type="float">
            <text:p>31,50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<text:a xlink:href="https://coinmarketcap.com/exchanges/coincorner/" xlink:type="simple">CoinCorner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6342101.0843" calcext:value-type="float">
            <text:p>$6,342,10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4434" calcext:value-type="float">
            <text:p>14,43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<text:a xlink:href="https://coinmarketcap.com/exchanges/bitonic/" xlink:type="simple">Bitonic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621143.2467" calcext:value-type="float">
            <text:p>$621,143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314" calcext:value-type="float">
            <text:p>31,31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<text:a xlink:href="https://coinmarketcap.com/exchanges/yobit/" xlink:type="simple">YoBit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11449564.9047" calcext:value-type="float">
            <text:p>$11,449,565</text:p>
          </table:table-cell>
          <table:table-cell table:style-name="ce12" office:value-type="float" office:value="222" calcext:value-type="float">
            <text:p>222</text:p>
          </table:table-cell>
          <table:table-cell table:style-name="ce14" office:value-type="float" office:value="412488" calcext:value-type="float">
            <text:p>412,488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<text:a xlink:href="https://coinmarketcap.com/exchanges/coincasso/" xlink:type="simple">CoinCasso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440029.427" calcext:value-type="float">
            <text:p>$440,029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8102" calcext:value-type="float">
            <text:p>8,10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<text:a xlink:href="https://coinmarketcap.com/exchanges/lcx-exchange/" xlink:type="simple">LCX Exchange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122709548.1074" calcext:value-type="float">
            <text:p>$122,709,548</text:p>
          </table:table-cell>
          <table:table-cell table:style-name="ce12" office:value-type="float" office:value="177" calcext:value-type="float">
            <text:p>177</text:p>
          </table:table-cell>
          <table:table-cell table:style-name="ce14" office:value-type="float" office:value="15973" calcext:value-type="float">
            <text:p>15,97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<text:a xlink:href="https://coinmarketcap.com/exchanges/bitcointrade/" xlink:type="simple">BitcoinTrade</text:a></text:p>
          </table:table-cell>
          <table:table-cell table:style-name="ce9" office:value-type="float" office:value="2.9" calcext:value-type="float">
            <text:p>2.9</text:p>
          </table:table-cell>
          <table:table-cell table:style-name="ce10" office:value-type="float" office:value="355838.3333" calcext:value-type="float">
            <text:p>$355,838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3968" calcext:value-type="float">
            <text:p>23,96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<text:a xlink:href="https://coinmarketcap.com/exchanges/tidebit/" xlink:type="simple">Tidebit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2669411.4932" calcext:value-type="float">
            <text:p>$2,669,41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663" calcext:value-type="float">
            <text:p>1,66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<text:a xlink:href="https://coinmarketcap.com/exchanges/bqt/" xlink:type="simple">BQT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110879.5489" calcext:value-type="float">
            <text:p>$110,88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56" calcext:value-type="float">
            <text:p>25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<text:a xlink:href="https://coinmarketcap.com/exchanges/mercatox/" xlink:type="simple">Mercatox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2520118.0158" calcext:value-type="float">
            <text:p>$2,520,118</text:p>
          </table:table-cell>
          <table:table-cell table:style-name="ce12" office:value-type="float" office:value="287" calcext:value-type="float">
            <text:p>287</text:p>
          </table:table-cell>
          <table:table-cell table:style-name="ce14" office:value-type="float" office:value="64151" calcext:value-type="float">
            <text:p>64,15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<text:a xlink:href="https://coinmarketcap.com/exchanges/btc-trade-ua/" xlink:type="simple">BTC Trade UA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31071.3295" calcext:value-type="float">
            <text:p>$31,071</text:p>
          </table:table-cell>
          <table:table-cell table:style-name="ce12" office:value-type="float" office:value="213" calcext:value-type="float">
            <text:p>213</text:p>
          </table:table-cell>
          <table:table-cell table:style-name="ce14" office:value-type="float" office:value="17923" calcext:value-type="float">
            <text:p>17,923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<text:a xlink:href="https://coinmarketcap.com/exchanges/farhadmarket/" xlink:type="simple">FarhadMarket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259709.8085" calcext:value-type="float">
            <text:p>$259,710</text:p>
          </table:table-cell>
          <table:table-cell table:style-name="ce12" office:value-type="float" office:value="168" calcext:value-type="float">
            <text:p>168</text:p>
          </table:table-cell>
          <table:table-cell table:style-name="ce14" office:value-type="float" office:value="1417" calcext:value-type="float">
            <text:p>1,41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<text:a xlink:href="https://coinmarketcap.com/exchanges/kyberdmm-polygon/" xlink:type="simple">KyberSwap (Polygon)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12653878.2895" calcext:value-type="float">
            <text:p>$12,653,878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<text:a xlink:href="https://coinmarketcap.com/exchanges/coss/" xlink:type="simple">COSS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106981.5759" calcext:value-type="float">
            <text:p>$106,982</text:p>
          </table:table-cell>
          <table:table-cell table:style-name="ce12" office:value-type="float" office:value="164" calcext:value-type="float">
            <text:p>164</text:p>
          </table:table-cell>
          <table:table-cell table:style-name="ce14" office:value-type="float" office:value="2511" calcext:value-type="float">
            <text:p>2,51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<text:a xlink:href="https://coinmarketcap.com/exchanges/bilaxy/" xlink:type="simple">Bilaxy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397980.1971" calcext:value-type="float">
            <text:p>$397,980</text:p>
          </table:table-cell>
          <table:table-cell table:style-name="ce12" office:value-type="float" office:value="370" calcext:value-type="float">
            <text:p>370</text:p>
          </table:table-cell>
          <table:table-cell table:style-name="ce14" office:value-type="float" office:value="94963" calcext:value-type="float">
            <text:p>94,96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<text:a xlink:href="https://coinmarketcap.com/exchanges/tokok/" xlink:type="simple">TOKOK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29642633.227" calcext:value-type="float">
            <text:p>$29,642,633</text:p>
          </table:table-cell>
          <table:table-cell table:style-name="ce12" office:value-type="float" office:value="275" calcext:value-type="float">
            <text:p>275</text:p>
          </table:table-cell>
          <table:table-cell table:style-name="ce14" office:value-type="float" office:value="4321" calcext:value-type="float">
            <text:p>4,32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<text:a xlink:href="https://coinmarketcap.com/exchanges/exnomy/" xlink:type="simple">Exnomy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166013.1777" calcext:value-type="float">
            <text:p>$166,013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07" calcext:value-type="float">
            <text:p>20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<text:a xlink:href="https://coinmarketcap.com/exchanges/kuswap/" xlink:type="simple">KuSwap</text:a></text:p>
          </table:table-cell>
          <table:table-cell table:style-name="ce9" office:value-type="float" office:value="2.8" calcext:value-type="float">
            <text:p>2.8</text:p>
          </table:table-cell>
          <table:table-cell table:style-name="ce10" office:value-type="float" office:value="87066.2182" calcext:value-type="float">
            <text:p>$87,066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1619" calcext:value-type="float">
            <text:p>11,61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<text:a xlink:href="https://coinmarketcap.com/exchanges/paraswap/" xlink:type="simple">Paraswap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764805.2137" calcext:value-type="float">
            <text:p>$764,805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96627" calcext:value-type="float">
            <text:p>296,6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<text:a xlink:href="https://coinmarketcap.com/exchanges/stakecube/" xlink:type="simple">StakeCube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6575.1545" calcext:value-type="float">
            <text:p>$6,575</text:p>
          </table:table-cell>
          <table:table-cell table:style-name="ce12" office:value-type="float" office:value="189" calcext:value-type="float">
            <text:p>189</text:p>
          </table:table-cell>
          <table:table-cell table:style-name="ce14" office:value-type="float" office:value="304400" calcext:value-type="float">
            <text:p>304,40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<text:a xlink:href="https://coinmarketcap.com/exchanges/btc-exchange/" xlink:type="simple">BTC-exchange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83148.7573" calcext:value-type="float">
            <text:p>$83,149</text:p>
          </table:table-cell>
          <table:table-cell table:style-name="ce12" office:value-type="float" office:value="185" calcext:value-type="float">
            <text:p>185</text:p>
          </table:table-cell>
          <table:table-cell table:style-name="ce14" office:value-type="float" office:value="2544" calcext:value-type="float">
            <text:p>2,54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<text:a xlink:href="https://coinmarketcap.com/exchanges/cryptonex/" xlink:type="simple">Cryptonex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13185575.1484" calcext:value-type="float">
            <text:p>$13,185,575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79" calcext:value-type="float">
            <text:p>37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<text:a xlink:href="https://coinmarketcap.com/exchanges/ripio/" xlink:type="simple">Ripio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45214.2309" calcext:value-type="float">
            <text:p>$45,214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9285" calcext:value-type="float">
            <text:p>19,28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<text:a xlink:href="https://coinmarketcap.com/exchanges/bittylicious/" xlink:type="simple">Bittylicious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43063.2464" calcext:value-type="float">
            <text:p>$43,063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4527" calcext:value-type="float">
            <text:p>4,5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<text:a xlink:href="https://coinmarketcap.com/exchanges/coinfield/" xlink:type="simple">CoinField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10176635.3053" calcext:value-type="float">
            <text:p>$10,176,635</text:p>
          </table:table-cell>
          <table:table-cell table:style-name="ce12" office:value-type="float" office:value="294" calcext:value-type="float">
            <text:p>294</text:p>
          </table:table-cell>
          <table:table-cell table:style-name="ce14" office:value-type="float" office:value="18787" calcext:value-type="float">
            <text:p>18,78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<text:a xlink:href="https://coinmarketcap.com/exchanges/ripplefox/" xlink:type="simple">RippleFox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3167.0523" calcext:value-type="float">
            <text:p>$3,167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25" calcext:value-type="float">
            <text:p>22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<text:a xlink:href="https://coinmarketcap.com/exchanges/omgfin/" xlink:type="simple">OMGFIN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5757701.938" calcext:value-type="float">
            <text:p>$5,757,702</text:p>
          </table:table-cell>
          <table:table-cell table:style-name="ce12" office:value-type="float" office:value="283" calcext:value-type="float">
            <text:p>283</text:p>
          </table:table-cell>
          <table:table-cell table:style-name="ce14" office:value-type="float" office:value="5591" calcext:value-type="float">
            <text:p>5,59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<text:a xlink:href="https://coinmarketcap.com/exchanges/venus/" xlink:type="simple">Venus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25801.915" calcext:value-type="float">
            <text:p>$25,802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87349" calcext:value-type="float">
            <text:p>87,34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<text:a xlink:href="https://coinmarketcap.com/exchanges/virtuse-exchange/" xlink:type="simple">Virtuse Exchange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1324169.9206" calcext:value-type="float">
            <text:p>$1,324,17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466" calcext:value-type="float">
            <text:p>46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<text:a xlink:href="https://coinmarketcap.com/exchanges/cbx/" xlink:type="simple">CBX</text:a></text:p>
          </table:table-cell>
          <table:table-cell table:style-name="ce9" office:value-type="float" office:value="2.7" calcext:value-type="float">
            <text:p>2.7</text:p>
          </table:table-cell>
          <table:table-cell table:style-name="ce10" office:value-type="float" office:value="439039414.1082" calcext:value-type="float">
            <text:p>$439,039,414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608" calcext:value-type="float">
            <text:p>60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<text:a xlink:href="https://coinmarketcap.com/exchanges/huckleberry/" xlink:type="simple">Huckleberry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8120.2568" calcext:value-type="float">
            <text:p>$8,12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6668" calcext:value-type="float">
            <text:p>16,66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<text:a xlink:href="https://coinmarketcap.com/exchanges/kyberdmm-avalanche/" xlink:type="simple">KyberSwap (Avalanche)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755446.5551" calcext:value-type="float">
            <text:p>$755,447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<text:a xlink:href="https://coinmarketcap.com/exchanges/koinim/" xlink:type="simple">Koinim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591.2087" calcext:value-type="float">
            <text:p>$59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9100" calcext:value-type="float">
            <text:p>9,10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<text:a xlink:href="https://coinmarketcap.com/exchanges/beaxy/" xlink:type="simple">Beaxy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1185.1292" calcext:value-type="float">
            <text:p>$1,185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office:value-type="float" office:value="1929" calcext:value-type="float">
            <text:p>1,92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<text:a xlink:href="https://coinmarketcap.com/exchanges/qtrade/" xlink:type="simple">qTrade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2278.3101" calcext:value-type="float">
            <text:p>$2,278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8034" calcext:value-type="float">
            <text:p>18,03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<text:a xlink:href="https://coinmarketcap.com/exchanges/coingi/" xlink:type="simple">Coingi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262.8506" calcext:value-type="float">
            <text:p>$263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589" calcext:value-type="float">
            <text:p>58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<text:a xlink:href="https://coinmarketcap.com/exchanges/xcalibra/" xlink:type="simple">Xcalibra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1329.9836" calcext:value-type="float">
            <text:p>$1,33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84" calcext:value-type="float">
            <text:p>38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<text:a xlink:href="https://coinmarketcap.com/exchanges/kwikswap/" xlink:type="simple">Kwikswap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509.6646" calcext:value-type="float">
            <text:p>$51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31" calcext:value-type="float">
            <text:p>3,13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<text:a xlink:href="https://coinmarketcap.com/exchanges/acdx/" xlink:type="simple">ACDX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456" calcext:value-type="float">
            <text:p>$456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679" calcext:value-type="float">
            <text:p>1,67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<text:a xlink:href="https://coinmarketcap.com/exchanges/aryana/" xlink:type="simple">Aryana</text:a></text:p>
          </table:table-cell>
          <table:table-cell table:style-name="ce9" office:value-type="float" office:value="2.6" calcext:value-type="float">
            <text:p>2.6</text:p>
          </table:table-cell>
          <table:table-cell table:style-name="ce10" office:value-type="float" office:value="30147523.1368" calcext:value-type="float">
            <text:p>$30,147,523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395" calcext:value-type="float">
            <text:p>39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<text:a xlink:href="https://coinmarketcap.com/exchanges/isx/" xlink:type="simple">ISX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10164.6053" calcext:value-type="float">
            <text:p>$10,165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<text:a xlink:href="https://coinmarketcap.com/exchanges/bione/" xlink:type="simple">BiONE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36645619.9492" calcext:value-type="float">
            <text:p>$36,645,620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7" calcext:value-type="float">
            <text:p>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<text:a xlink:href="https://coinmarketcap.com/exchanges/coinbit/" xlink:type="simple">Coinbit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0.4011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21465" calcext:value-type="float">
            <text:p>21,46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<text:a xlink:href="https://coinmarketcap.com/exchanges/bitturk/" xlink:type="simple">BitTurk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111069.1446" calcext:value-type="float">
            <text:p>$111,069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4052" calcext:value-type="float">
            <text:p>4,052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<text:a xlink:href="https://coinmarketcap.com/exchanges/abcc/" xlink:type="simple">ABCC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35261046.2347" calcext:value-type="float">
            <text:p>$35,261,046</text:p>
          </table:table-cell>
          <table:table-cell table:style-name="ce12" office:value-type="float" office:value="219" calcext:value-type="float">
            <text:p>219</text:p>
          </table:table-cell>
          <table:table-cell table:style-name="ce14" office:value-type="float" office:value="2659" calcext:value-type="float">
            <text:p>2,65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<text:a xlink:href="https://coinmarketcap.com/exchanges/bw-com/" xlink:type="simple">BW.com</text:a></text:p>
          </table:table-cell>
          <table:table-cell table:style-name="ce9" office:value-type="float" office:value="2.5" calcext:value-type="float">
            <text:p>2.5</text:p>
          </table:table-cell>
          <table:table-cell table:style-name="ce10" office:value-type="float" office:value="4268796.6522" calcext:value-type="float">
            <text:p>$4,268,797</text:p>
          </table:table-cell>
          <table:table-cell table:style-name="ce12" office:value-type="float" office:value="205" calcext:value-type="float">
            <text:p>205</text:p>
          </table:table-cell>
          <table:table-cell table:style-name="ce14" office:value-type="float" office:value="30608" calcext:value-type="float">
            <text:p>30,60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<text:a xlink:href="https://coinmarketcap.com/exchanges/ecxx/" xlink:type="simple">Ecxx</text:a></text:p>
          </table:table-cell>
          <table:table-cell table:style-name="ce9" office:value-type="float" office:value="2.4" calcext:value-type="float">
            <text:p>2.4</text:p>
          </table:table-cell>
          <table:table-cell table:style-name="ce10" office:value-type="float" office:value="54800444.0457" calcext:value-type="float">
            <text:p>$54,800,444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347" calcext:value-type="float">
            <text:p>34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<text:a xlink:href="https://coinmarketcap.com/exchanges/graviex/" xlink:type="simple">Graviex</text:a></text:p>
          </table:table-cell>
          <table:table-cell table:style-name="ce9" office:value-type="float" office:value="2.4" calcext:value-type="float">
            <text:p>2.4</text:p>
          </table:table-cell>
          <table:table-cell table:style-name="ce10" office:value-type="float" office:value="141346.1386" calcext:value-type="float">
            <text:p>$141,346</text:p>
          </table:table-cell>
          <table:table-cell table:style-name="ce12" office:value-type="float" office:value="105" calcext:value-type="float">
            <text:p>105</text:p>
          </table:table-cell>
          <table:table-cell table:style-name="ce14" office:value-type="float" office:value="88708" calcext:value-type="float">
            <text:p>88,70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<text:a xlink:href="https://coinmarketcap.com/exchanges/jubi-exchange/" xlink:type="simple">Jubi</text:a></text:p>
          </table:table-cell>
          <table:table-cell table:style-name="ce9" office:value-type="float" office:value="2.3" calcext:value-type="float">
            <text:p>2.3</text:p>
          </table:table-cell>
          <table:table-cell table:style-name="ce10" office:value-type="float" office:value="49777059.8202" calcext:value-type="float">
            <text:p>$49,777,060</text:p>
          </table:table-cell>
          <table:table-cell table:style-name="ce12" office:value-type="float" office:value="152" calcext:value-type="float">
            <text:p>152</text:p>
          </table:table-cell>
          <table:table-cell table:style-name="ce14" office:value-type="float" office:value="7157" calcext:value-type="float">
            <text:p>7,15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<text:a xlink:href="https://coinmarketcap.com/exchanges/mexo-exchange/" xlink:type="simple">Mexo Exchange</text:a></text:p>
          </table:table-cell>
          <table:table-cell table:style-name="ce9" office:value-type="float" office:value="2.3" calcext:value-type="float">
            <text:p>2.3</text:p>
          </table:table-cell>
          <table:table-cell table:style-name="ce10" office:value-type="float" office:value="11563427.9061" calcext:value-type="float">
            <text:p>$11,563,428</text:p>
          </table:table-cell>
          <table:table-cell table:style-name="ce12" office:value-type="float" office:value="169" calcext:value-type="float">
            <text:p>169</text:p>
          </table:table-cell>
          <table:table-cell table:style-name="ce14" office:value-type="float" office:value="7704" calcext:value-type="float">
            <text:p>7,70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<text:a xlink:href="https://coinmarketcap.com/exchanges/tidex/" xlink:type="simple">Tidex</text:a></text:p>
          </table:table-cell>
          <table:table-cell table:style-name="ce9" office:value-type="float" office:value="2.2" calcext:value-type="float">
            <text:p>2.2</text:p>
          </table:table-cell>
          <table:table-cell table:style-name="ce10" office:value-type="float" office:value="151703.3165" calcext:value-type="float">
            <text:p>$151,703</text:p>
          </table:table-cell>
          <table:table-cell table:style-name="ce12" office:value-type="float" office:value="249" calcext:value-type="float">
            <text:p>249</text:p>
          </table:table-cell>
          <table:table-cell table:style-name="ce14" office:value-type="float" office:value="8530" calcext:value-type="float">
            <text:p>8,53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<text:a xlink:href="https://coinmarketcap.com/exchanges/flybit/" xlink:type="simple">Flybit</text:a></text:p>
          </table:table-cell>
          <table:table-cell table:style-name="ce9" office:value-type="float" office:value="2.2" calcext:value-type="float">
            <text:p>2.2</text:p>
          </table:table-cell>
          <table:table-cell table:style-name="ce10" office:value-type="float" office:value="183897.1107" calcext:value-type="float">
            <text:p>$183,897</text:p>
          </table:table-cell>
          <table:table-cell table:style-name="ce12" office:value-type="float" office:value="22" calcext:value-type="float">
            <text:p>22</text:p>
          </table:table-cell>
          <table:table-cell table:style-name="ce14" office:value-type="float" office:value="7267" calcext:value-type="float">
            <text:p>7,26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<text:a xlink:href="https://coinmarketcap.com/exchanges/bitsten/" xlink:type="simple">Bitsten</text:a></text:p>
          </table:table-cell>
          <table:table-cell table:style-name="ce9" office:value-type="float" office:value="2.1" calcext:value-type="float">
            <text:p>2.1</text:p>
          </table:table-cell>
          <table:table-cell table:style-name="ce10" office:value-type="float" office:value="788383.1014" calcext:value-type="float">
            <text:p>$788,38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56" calcext:value-type="float">
            <text:p>35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<text:a xlink:href="https://coinmarketcap.com/exchanges/safetrade/" xlink:type="simple">SafeTrade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22861.2021" calcext:value-type="float">
            <text:p>$322,861</text:p>
          </table:table-cell>
          <table:table-cell table:style-name="ce12" office:value-type="float" office:value="45" calcext:value-type="float">
            <text:p>45</text:p>
          </table:table-cell>
          <table:table-cell table:style-name="ce14" office:value-type="float" office:value="11395" calcext:value-type="float">
            <text:p>11,39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<text:a xlink:href="https://coinmarketcap.com/exchanges/bitubu/" xlink:type="simple">BitUBU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37916.7284" calcext:value-type="float">
            <text:p>$437,917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620" calcext:value-type="float">
            <text:p>62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<text:a xlink:href="https://coinmarketcap.com/exchanges/bgogo/" xlink:type="simple">Bgogo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2802438.1204" calcext:value-type="float">
            <text:p>$2,802,438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3" calcext:value-type="float">
            <text:p>1,103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<text:a xlink:href="https://coinmarketcap.com/exchanges/vcc-exchange/" xlink:type="simple">VCC Exchange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89876430.2178" calcext:value-type="float">
            <text:p>$89,876,43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775" calcext:value-type="float">
            <text:p>1,77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<text:a xlink:href="https://coinmarketcap.com/exchanges/foblgate/" xlink:type="simple">FOBLGATE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559354.2167" calcext:value-type="float">
            <text:p>$559,354</text:p>
          </table:table-cell>
          <table:table-cell table:style-name="ce12" office:value-type="float" office:value="178" calcext:value-type="float">
            <text:p>178</text:p>
          </table:table-cell>
          <table:table-cell table:style-name="ce14" office:value-type="float" office:value="3679" calcext:value-type="float">
            <text:p>3,679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<text:a xlink:href="https://coinmarketcap.com/exchanges/dragonex/" xlink:type="simple">DragonEX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1747108.6195" calcext:value-type="float">
            <text:p>$41,747,109</text:p>
          </table:table-cell>
          <table:table-cell table:style-name="ce12" office:value-type="float" office:value="76" calcext:value-type="float">
            <text:p>76</text:p>
          </table:table-cell>
          <table:table-cell table:style-name="ce14" office:value-type="float" office:value="8473" calcext:value-type="float">
            <text:p>8,473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<text:a xlink:href="https://coinmarketcap.com/exchanges/stex/" xlink:type="simple">STEX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2363400.3742" calcext:value-type="float">
            <text:p>$2,363,400</text:p>
          </table:table-cell>
          <table:table-cell table:style-name="ce12" office:value-type="float" office:value="106" calcext:value-type="float">
            <text:p>106</text:p>
          </table:table-cell>
          <table:table-cell table:style-name="ce14" office:value-type="float" office:value="22042" calcext:value-type="float">
            <text:p>22,04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<text:a xlink:href="https://coinmarketcap.com/exchanges/tokenomy/" xlink:type="simple">Tokenomy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1806.7226" calcext:value-type="float">
            <text:p>$1,807</text:p>
          </table:table-cell>
          <table:table-cell table:style-name="ce12" office:value-type="float" office:value="27" calcext:value-type="float">
            <text:p>27</text:p>
          </table:table-cell>
          <table:table-cell table:style-name="ce14" office:value-type="float" office:value="1450" calcext:value-type="float">
            <text:p>1,45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<text:a xlink:href="https://coinmarketcap.com/exchanges/oceanex/" xlink:type="simple">OceanEx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8960369.209" calcext:value-type="float">
            <text:p>$8,960,369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14296" calcext:value-type="float">
            <text:p>14,29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<text:a xlink:href="https://coinmarketcap.com/exchanges/exrates/" xlink:type="simple">Exrates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2407525.6726" calcext:value-type="float">
            <text:p>$2,407,526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988" calcext:value-type="float">
            <text:p>3,988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<text:a xlink:href="https://coinmarketcap.com/exchanges/chiliz/" xlink:type="simple">Chiliz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1541007.305" calcext:value-type="float">
            <text:p>$1,541,007</text:p>
          </table:table-cell>
          <table:table-cell table:style-name="ce12" office:value-type="float" office:value="148" calcext:value-type="float">
            <text:p>148</text:p>
          </table:table-cell>
          <table:table-cell table:style-name="ce14" office:value-type="float" office:value="93440" calcext:value-type="float">
            <text:p>93,44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<text:a xlink:href="https://coinmarketcap.com/exchanges/wbf-exchange/" xlink:type="simple">WBF Exchange</text:a></text:p>
          </table:table-cell>
          <table:table-cell table:style-name="ce9" office:value-type="float" office:value="1.9" calcext:value-type="float">
            <text:p>1.9</text:p>
          </table:table-cell>
          <table:table-cell table:style-name="ce10" office:value-type="float" office:value="21755.8001" calcext:value-type="float">
            <text:p>$21,756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927" calcext:value-type="float">
            <text:p>92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<text:a xlink:href="https://coinmarketcap.com/exchanges/ataix/" xlink:type="simple">ATAIX</text:a></text:p>
          </table:table-cell>
          <table:table-cell table:style-name="ce9" office:value-type="float" office:value="1.8" calcext:value-type="float">
            <text:p>1.8</text:p>
          </table:table-cell>
          <table:table-cell table:style-name="ce10" office:value-type="float" office:value="11215846.4502" calcext:value-type="float">
            <text:p>$11,215,846</text:p>
          </table:table-cell>
          <table:table-cell table:style-name="ce12" office:value-type="float" office:value="57" calcext:value-type="float">
            <text:p>57</text:p>
          </table:table-cell>
          <table:table-cell table:style-name="ce14" office:value-type="float" office:value="18120" calcext:value-type="float">
            <text:p>18,12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<text:a xlink:href="https://coinmarketcap.com/exchanges/bitexbook/" xlink:type="simple">BITEXBOOK</text:a></text:p>
          </table:table-cell>
          <table:table-cell table:style-name="ce9" office:value-type="float" office:value="1.8" calcext:value-type="float">
            <text:p>1.8</text:p>
          </table:table-cell>
          <table:table-cell table:style-name="ce10" office:value-type="float" office:value="889.5268" calcext:value-type="float">
            <text:p>$89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2966" calcext:value-type="float">
            <text:p>12,96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<text:a xlink:href="https://coinmarketcap.com/exchanges/yunex/" xlink:type="simple">YunEx</text:a></text:p>
          </table:table-cell>
          <table:table-cell table:style-name="ce9" office:value-type="float" office:value="1.8" calcext:value-type="float">
            <text:p>1.8</text:p>
          </table:table-cell>
          <table:table-cell table:style-name="ce10" office:value-type="float" office:value="1864312.5349" calcext:value-type="float">
            <text:p>$1,864,313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412" calcext:value-type="float">
            <text:p>41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<text:a xlink:href="https://coinmarketcap.com/exchanges/rudex/" xlink:type="simple">RuDEX</text:a></text:p>
          </table:table-cell>
          <table:table-cell table:style-name="ce9" office:value-type="float" office:value="1.6" calcext:value-type="float">
            <text:p>1.6</text:p>
          </table:table-cell>
          <table:table-cell table:style-name="ce10" office:value-type="float" office:value="482.9613" calcext:value-type="float">
            <text:p>$483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595" calcext:value-type="float">
            <text:p>59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<text:a xlink:href="https://coinmarketcap.com/exchanges/fatbtc/" xlink:type="simple">Fatbtc</text:a></text:p>
          </table:table-cell>
          <table:table-cell table:style-name="ce9" office:value-type="float" office:value="1.6" calcext:value-type="float">
            <text:p>1.6</text:p>
          </table:table-cell>
          <table:table-cell table:style-name="ce10" office:value-type="float" office:value="1544580.2234" calcext:value-type="float">
            <text:p>$1,544,580</text:p>
          </table:table-cell>
          <table:table-cell table:style-name="ce12" office:value-type="float" office:value="81" calcext:value-type="float">
            <text:p>81</text:p>
          </table:table-cell>
          <table:table-cell table:style-name="ce14" office:value-type="float" office:value="3980" calcext:value-type="float">
            <text:p>3,98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<text:a xlink:href="https://coinmarketcap.com/exchanges/bits-blockchain/" xlink:type="simple">Bits Blockchain</text:a></text:p>
          </table:table-cell>
          <table:table-cell table:style-name="ce9" office:value-type="float" office:value="1.5" calcext:value-type="float">
            <text:p>1.5</text:p>
          </table:table-cell>
          <table:table-cell table:style-name="ce10" office:value-type="float" office:value="7676.3307" calcext:value-type="float">
            <text:p>$7,676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188" calcext:value-type="float">
            <text:p>18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<text:a xlink:href="https://coinmarketcap.com/exchanges/sushiswap-celo/" xlink:type="simple">SushiSwap (Celo)</text:a></text:p>
          </table:table-cell>
          <table:table-cell table:style-name="ce9" office:value-type="float" office:value="1.4" calcext:value-type="float">
            <text:p>1.4</text:p>
          </table:table-cell>
          <table:table-cell table:style-name="ce10" office:value-type="float" office:value="1111090.5069" calcext:value-type="float">
            <text:p>$1,111,091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<text:a xlink:href="https://coinmarketcap.com/exchanges/bitstorage/" xlink:type="simple">BITStorage</text:a></text:p>
          </table:table-cell>
          <table:table-cell table:style-name="ce9" office:value-type="float" office:value="1.3" calcext:value-type="float">
            <text:p>1.3</text:p>
          </table:table-cell>
          <table:table-cell table:style-name="ce10" office:value-type="float" office:value="1309130.4214" calcext:value-type="float">
            <text:p>$1,309,13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12" calcext:value-type="float">
            <text:p>51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<text:a xlink:href="https://coinmarketcap.com/exchanges/otcbtc/" xlink:type="simple">OTCBTC</text:a></text:p>
          </table:table-cell>
          <table:table-cell table:style-name="ce9" office:value-type="float" office:value="1.3" calcext:value-type="float">
            <text:p>1.3</text:p>
          </table:table-cell>
          <table:table-cell table:style-name="ce10" office:value-type="float" office:value="1200.1279" calcext:value-type="float">
            <text:p>$1,20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264" calcext:value-type="float">
            <text:p>1,26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<text:a xlink:href="https://coinmarketcap.com/exchanges/put-on-your-metamask/" xlink:type="simple">Put on your metamask!!!</text:a></text:p>
          </table:table-cell>
          <table:table-cell table:style-name="ce9" office:value-type="float" office:value="1.3" calcext:value-type="float">
            <text:p>1.3</text:p>
          </table:table-cell>
          <table:table-cell table:style-name="ce10" office:value-type="float" office:value="8543.8334" calcext:value-type="float">
            <text:p>$8,544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<text:a xlink:href="https://coinmarketcap.com/exchanges/sushiswap-harmony/" xlink:type="simple">SushiSwap (Harmony)</text:a></text:p>
          </table:table-cell>
          <table:table-cell table:style-name="ce9" office:value-type="float" office:value="1.3" calcext:value-type="float">
            <text:p>1.3</text:p>
          </table:table-cell>
          <table:table-cell table:style-name="ce10" office:value-type="float" office:value="52942.5646" calcext:value-type="float">
            <text:p>$52,943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<text:a xlink:href="https://coinmarketcap.com/exchanges/freiexchange/" xlink:type="simple">FreiExchange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9833.1271" calcext:value-type="float">
            <text:p>$9,833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54055" calcext:value-type="float">
            <text:p>54,05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<text:a xlink:href="https://coinmarketcap.com/exchanges/bleutrade/" xlink:type="simple">Bleutrad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4072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509" calcext:value-type="float">
            <text:p>3,50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<text:a xlink:href="https://coinmarketcap.com/exchanges/itbit/" xlink:type="simple">itBit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08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10" calcext:value-type="float">
            <text:p>31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<text:a xlink:href="https://coinmarketcap.com/exchanges/bitex-la/" xlink:type="simple">Bitex.la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568" calcext:value-type="float">
            <text:p>3,56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<text:a xlink:href="https://coinmarketcap.com/exchanges/bitmex/" xlink:type="simple">BitM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3964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996031" calcext:value-type="float">
            <text:p>996,03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<text:a xlink:href="https://coinmarketcap.com/exchanges/heat-wallet/" xlink:type="simple">Heat Wallet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95" calcext:value-type="float">
            <text:p>29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<text:a xlink:href="https://coinmarketcap.com/exchanges/gatehub/" xlink:type="simple">Gatehub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6144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31042" calcext:value-type="float">
            <text:p>31,04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<text:a xlink:href="https://coinmarketcap.com/exchanges/cryptomarket/" xlink:type="simple">CryptoMarket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35685" calcext:value-type="float">
            <text:p>135,68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<text:a xlink:href="https://coinmarketcap.com/exchanges/topbtc/" xlink:type="simple">TOPBTC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9487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466" calcext:value-type="float">
            <text:p>46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<text:a xlink:href="https://coinmarketcap.com/exchanges/coinbene/" xlink:type="simple">CoinBen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7375" calcext:value-type="float">
            <text:p>17,37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<text:a xlink:href="https://coinmarketcap.com/exchanges/c-patex/" xlink:type="simple">C-Pat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549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0622" calcext:value-type="float">
            <text:p>10,62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<text:a xlink:href="https://coinmarketcap.com/exchanges/crxzone/" xlink:type="simple">CRXzon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742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51" calcext:value-type="float">
            <text:p>35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<text:a xlink:href="https://coinmarketcap.com/exchanges/bithesap/" xlink:type="simple">Bithesap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624" calcext:value-type="float">
            <text:p>1,62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<text:a xlink:href="https://coinmarketcap.com/exchanges/idcm/" xlink:type="simple">IDCM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1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5642" calcext:value-type="float">
            <text:p>5,64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<text:a xlink:href="https://coinmarketcap.com/exchanges/huobi-korea/" xlink:type="simple">Huobi Korea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1258.2169" calcext:value-type="float">
            <text:p>-$1,258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839" calcext:value-type="float">
            <text:p>1,83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<text:a xlink:href="https://coinmarketcap.com/exchanges/bhex-bluehelix/" xlink:type="simple">BHEX (BlueHelix Exchange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9919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942" calcext:value-type="float">
            <text:p>94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<text:a xlink:href="https://coinmarketcap.com/exchanges/velic/" xlink:type="simple">VELIC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408" calcext:value-type="float">
            <text:p>40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<text:a xlink:href="https://coinmarketcap.com/exchanges/zg-com/" xlink:type="simple">ZG.com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1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42709" calcext:value-type="float">
            <text:p>42,70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<text:a xlink:href="https://coinmarketcap.com/exchanges/chainx/" xlink:type="simple">Chain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247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18" calcext:value-type="float">
            <text:p>31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<text:a xlink:href="https://coinmarketcap.com/exchanges/triv-pro/" xlink:type="simple">Triv Pro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1" calcext:value-type="float">
            <text:p>-$1</text:p>
          </table:table-cell>
          <table:table-cell table:style-name="ce12" office:value-type="float" office:value="62" calcext:value-type="float">
            <text:p>62</text:p>
          </table:table-cell>
          <table:table-cell table:style-name="ce14" office:value-type="float" office:value="4221" calcext:value-type="float">
            <text:p>4,22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<text:a xlink:href="https://coinmarketcap.com/exchanges/deribit/" xlink:type="simple">Deribit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3723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30045" calcext:value-type="float">
            <text:p>130,045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<text:a xlink:href="https://coinmarketcap.com/exchanges/citex/" xlink:type="simple">CIT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632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909" calcext:value-type="float">
            <text:p>1,90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<text:a xlink:href="https://coinmarketcap.com/exchanges/loex/" xlink:type="simple">LO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91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07" calcext:value-type="float">
            <text:p>20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<text:a xlink:href="https://coinmarketcap.com/exchanges/cross-exchange/" xlink:type="simple">CROSS exchang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6179" calcext:value-type="float">
            <text:p>16,17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<text:a xlink:href="https://coinmarketcap.com/exchanges/serenity/" xlink:type="simple">Serenity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17" calcext:value-type="float">
            <text:p>317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<text:a xlink:href="https://coinmarketcap.com/exchanges/basefex/" xlink:type="simple">BaseF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01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791" calcext:value-type="float">
            <text:p>79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<text:a xlink:href="https://coinmarketcap.com/exchanges/bithumb-singapore/" xlink:type="simple">Bithumb Singapor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234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39" calcext:value-type="float">
            <text:p>23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<text:a xlink:href="https://coinmarketcap.com/exchanges/prizmbit/" xlink:type="simple">Prizmbit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36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4389" calcext:value-type="float">
            <text:p>4,38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<text:a xlink:href="https://coinmarketcap.com/exchanges/crypterum/" xlink:type="simple">Crypterum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321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236" calcext:value-type="float">
            <text:p>23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<text:a xlink:href="https://coinmarketcap.com/exchanges/bitribe/" xlink:type="simple">Bitrib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02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631" calcext:value-type="float">
            <text:p>63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<text:a xlink:href="https://coinmarketcap.com/exchanges/bitcoiva/" xlink:type="simple">Bitcoiva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43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40772" calcext:value-type="float">
            <text:p>40,77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<text:a xlink:href="https://coinmarketcap.com/exchanges/xtheta-global/" xlink:type="simple">Valu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23.7841" calcext:value-type="float">
            <text:p>-$24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78" calcext:value-type="float">
            <text:p>378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<text:a xlink:href="https://coinmarketcap.com/exchanges/dsdaq/" xlink:type="simple">Dsdaq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391" calcext:value-type="float">
            <text:p>391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<text:a xlink:href="https://coinmarketcap.com/exchanges/kulap/" xlink:type="simple">KULAP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880" calcext:value-type="float">
            <text:p>88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<text:a xlink:href="https://coinmarketcap.com/exchanges/capital-dex/" xlink:type="simple">Capital DE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1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179" calcext:value-type="float">
            <text:p>17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<text:a xlink:href="https://coinmarketcap.com/exchanges/globe-derivative-exchange/" xlink:type="simple">Globe Derivative Exchang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2326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5119" calcext:value-type="float">
            <text:p>5,11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<text:a xlink:href="https://coinmarketcap.com/exchanges/apollox/" xlink:type="simple">ApolloX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589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84912" calcext:value-type="float">
            <text:p>84,912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<text:a xlink:href="https://coinmarketcap.com/exchanges/moonswap-moonriver/" xlink:type="simple">MoonSwap(Moonriver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074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146" calcext:value-type="float">
            <text:p>1,146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<text:a xlink:href="https://coinmarketcap.com/exchanges/jswap-finance/" xlink:type="simple">Jswap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2879" calcext:value-type="float">
            <text:p>$0</text:p>
          </table:table-cell>
          <table:table-cell table:style-name="ce13" office:value-type="string" calcext:value-type="string">
            <text:p>--</text:p>
          </table:table-cell>
          <table:table-cell table:style-name="ce14" office:value-type="float" office:value="18924" calcext:value-type="float">
            <text:p>18,924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<text:a xlink:href="https://coinmarketcap.com/exchanges/kyberdmm-bsc/" xlink:type="simple">KyberSwap (BSC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1" calcext:value-type="float">
            <text:p>-$1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<text:a xlink:href="https://coinmarketcap.com/exchanges/bitcoke/" xlink:type="simple">BitCoke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5956" calcext:value-type="float">
            <text:p>-$1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float" office:value="439" calcext:value-type="float">
            <text:p>439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<text:a xlink:href="https://coinmarketcap.com/exchanges/kine-protocol-bsc/" xlink:type="simple">Kine Protocol (BSC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1434" calcext:value-type="float">
            <text:p>$0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<text:a xlink:href="https://coinmarketcap.com/exchanges/kine-protocol-polygon/" xlink:type="simple">Kine Protocol (Polygon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1434" calcext:value-type="float">
            <text:p>$0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<text:a xlink:href="https://coinmarketcap.com/exchanges/balancer-v2-arbitrum/" xlink:type="simple">Balancer (V2) (Arbitrum)</text:a>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-0.0486" calcext:value-type="float">
            <text:p>$0</text:p>
          </table:table-cell>
          <table:table-cell table:number-columns-repeated="2" table:style-name="ce13" office:value-type="string" calcext:value-type="string">
            <text:p>--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17" table:formula="of:=FALSE()" office:value-type="float" office:value="0" calcext:value-type="float">
            <text:p>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18" table:number-columns-repeated="2"/>
          <table:table-cell table:style-name="ce20"/>
          <table:table-cell table:number-columns-repeated="1015"/>
        </table:table-row>
        <table:table-row table:style-name="ro1" table:number-rows-repeated="685">
          <table:table-cell table:number-columns-repeated="3"/>
          <table:table-cell table:style-name="ce11"/>
          <table:table-cell table:number-columns-repeated="2"/>
          <table:table-cell table:style-name="ce18" table:number-columns-repeated="2"/>
          <table:table-cell table:style-name="ce20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MC Exchange List'.$A$1" table:cell-range-address="$'CMC Exchange List'.$A$1:.$H$314"/>
        </table:named-expressions>
        <calcext:conditional-formats>
          <calcext:conditional-format calcext:target-range-address="'CMC Exchange List'.G2:'CMC Exchange List'.H1000">
            <calcext:condition calcext:apply-style-name="ConditionalStyle_1" calcext:value="=&quot;TRUE&quot;" calcext:base-cell-address="'CMC Exchange List'.G2"/>
          </calcext:conditional-format>
          <calcext:conditional-format calcext:target-range-address="'CMC Exchange List'.G2:'CMC Exchange List'.H1000">
            <calcext:condition calcext:apply-style-name="ConditionalStyle_2" calcext:value="=&quot;FALSE&quot;" calcext:base-cell-address="'CMC Exchange List'.G2"/>
          </calcext:conditional-format>
          <calcext:conditional-format calcext:target-range-address="'CMC Exchange List'.C2:'CMC Exchange List'.C314">
            <calcext:condition calcext:apply-style-name="ConditionalStyle_1" calcext:value="&gt;6" calcext:base-cell-address="'CMC Exchange List'.C2"/>
          </calcext:conditional-format>
          <calcext:conditional-format calcext:target-range-address="'CMC Exchange List'.C2:'CMC Exchange List'.C314">
            <calcext:condition calcext:apply-style-name="ConditionalStyle_3" calcext:value="between(4.01,6)" calcext:base-cell-address="'CMC Exchange List'.C2"/>
          </calcext:conditional-format>
          <calcext:conditional-format calcext:target-range-address="'CMC Exchange List'.C2:'CMC Exchange List'.C314">
            <calcext:condition calcext:apply-style-name="ConditionalStyle_4" calcext:value="&lt;4.01" calcext:base-cell-address="'CMC Exchange List'.C2"/>
          </calcext:conditional-format>
          <calcext:conditional-format calcext:target-range-address="'CMC Exchange List'.E2:'CMC Exchange List'.F314">
            <calcext:condition calcext:apply-style-name="ConditionalStyle_5" calcext:value="=&quot;--&quot;" calcext:base-cell-address="'CMC Exchange List'.E2"/>
          </calcext:conditional-format>
        </calcext:conditional-formats>
      </table:table>
      <table:table table:name="Non-CMC ExchangesExchangers" table:style-name="ta2">
        <table:table-column table:style-name="co11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3" office:value-type="string" calcext:value-type="string">
            <text:p>Name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XEM Listed</text:p>
          </table:table-cell>
          <table:table-cell table:style-name="ce26" office:value-type="string" calcext:value-type="string">
            <text:p>XYM Listed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<text:a xlink:href="https://stealthex.io/" xlink:type="simple">Stealthex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changelly.com/" xlink:type="simple">Changelly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changenow.io/" xlink:type="simple">Changenow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alfa.cash/" xlink:type="simple">Alfa.cash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godex.io/" xlink:type="simple">Godex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changehero.io/" xlink:type="simple">Changehero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bestrate.org/" xlink:type="simple">Bestrate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bitprime.co.nz/" xlink:type="simple">Bitprime</text:a></text:p>
          </table:table-cell>
          <table:table-cell table:style-name="ce27" office:value-type="string" calcext:value-type="string">
            <text:p>Exchanger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cryptomate.co.uk/" xlink:type="simple">Cryptomate</text:a></text:p>
          </table:table-cell>
          <table:table-cell table:style-name="ce27" office:value-type="string" calcext:value-type="string">
            <text:p>Gateway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coinspot.com.au/" xlink:type="simple">Coinspot</text:a></text:p>
          </table:table-cell>
          <table:table-cell table:style-name="ce27" office:value-type="string" calcext:value-type="string">
            <text:p>Gateway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coinpayments.net/" xlink:type="simple">Coinpayments</text:a></text:p>
          </table:table-cell>
          <table:table-cell table:style-name="ce27" office:value-type="string" calcext:value-type="string">
            <text:p>Crypto Payments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gmo.jp/" xlink:type="simple">GMO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spectrocoin.com/" xlink:type="simple">Spectrocoin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atomars.com/" xlink:type="simple">Atomars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obmen.money/" xlink:type="simple">Obmen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www.kaiserex.com/" xlink:type="simple">Kaiserex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trade.buyucoin.com/" xlink:type="simple">Buyucoin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a xlink:href="https://new.capital/exchange" xlink:type="simple">New Capital Exchange</text:a></text:p>
          </table:table-cell>
          <table:table-cell table:style-name="ce27" office:value-type="string" calcext:value-type="string">
            <text:p>Exchange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28"/>
          <table:table-cell table:style-name="ce30" table:number-columns-repeated="2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on-CMC ExchangesExchangers'.C2:'Non-CMC ExchangesExchangers'.D20">
            <calcext:condition calcext:apply-style-name="ConditionalStyle_1" calcext:value="=&quot;TRUE&quot;" calcext:base-cell-address="'Non-CMC ExchangesExchangers'.C2"/>
          </calcext:conditional-format>
          <calcext:conditional-format calcext:target-range-address="'Non-CMC ExchangesExchangers'.C2:'Non-CMC ExchangesExchangers'.D20">
            <calcext:condition calcext:apply-style-name="ConditionalStyle_2" calcext:value="=&quot;FALSE&quot;" calcext:base-cell-address="'Non-CMC ExchangesExchangers'.C2"/>
          </calcext:conditional-format>
          <calcext:conditional-format calcext:target-range-address="'Non-CMC ExchangesExchangers'.B2:'Non-CMC ExchangesExchangers'.B20">
            <calcext:condition calcext:apply-style-name="ConditionalStyle_5" calcext:value="=&quot;--&quot;" calcext:base-cell-address="'Non-CMC ExchangesExchangers'.B2"/>
          </calcext:conditional-format>
        </calcext:conditional-formats>
      </table:table>
      <table:named-expressions/>
      <table:database-ranges>
        <table:database-range table:name="__Anonymous_Sheet_DB__0" table:target-range-address="'CMC Exchange List'.A1:'CMC Exchange List'.H3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6d7a8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#f9cb9c"/>
    </style:style>
    <style:style style:name="ConditionalStyle_5f_4" style:display-name="ConditionalStyle_4" style:family="table-cell" style:parent-style-name="Default">
      <style:table-cell-properties fo:background-color="#ea9999"/>
    </style:style>
    <style:style style:name="ConditionalStyle_5f_5" style:display-name="ConditionalStyle_5" style:family="table-cell" style:parent-style-name="Default">
      <style:table-cell-properties fo:background-color="#efefe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MC_20_Exchange_20_List" style:display-name="PageStyle_CMC Exchange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CMC_20_ExchangesExchangers" style:display-name="PageStyle_Non-CMC ExchangesExchang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90" meta:object-count="0"/>
    <meta:generator>LibreOfficeDev/6.0.5.2$Linux_X86_64 LibreOffice_project/</meta:generator>
  </office:meta>
</office:document-meta>
</file>